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3_Fn.xml"/>
  <manifest:file-entry manifest:media-type="text/xml" manifest:full-path="Basic/Standard/M01_Array.xml"/>
  <manifest:file-entry manifest:media-type="text/xml" manifest:full-path="Basic/Standard/M02_List.xml"/>
  <manifest:file-entry manifest:media-type="text/xml" manifest:full-path="Basic/Standard/script-lb.xml"/>
  <manifest:file-entry manifest:media-type="text/xml" manifest:full-path="Basic/Standard/M04_Parser.xml"/>
  <manifest:file-entry manifest:media-type="text/xml" manifest:full-path="Basic/Standard/M00_Common.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YPEOF(&quot;&quot;)">
            <text:p>TYPEOF("")</text:p>
          </table:table-cell>
          <table:table-cell table:number-columns-repeated="4"/>
          <table:table-cell office:value-type="string">
            <text:p>String</text:p>
          </table:table-cell>
          <table:table-cell table:formula="of:=TYPEOF(&quot;&quot;)" office:value-type="string" office:string-value="String">
            <text:p>String</text:p>
          </table:table-cell>
          <table:table-cell table:style-name="ce155" table:formula="of:=IF([.F4]&lt;&gt;[.G4];0;1)" office:value-type="float" office:value="1">
            <text:p>PASS</text:p>
          </table:table-cell>
          <table:table-cell table:style-name="ce156"/>
        </table:table-row>
        <table:table-row table:style-name="ro2">
          <table:table-cell table:formula="of:=MID(FORMULA([.G5]);2;LEN(FORMULA([.G5]))-1)" office:value-type="string" office:string-value="TYPEOF(&quot;asdf&quot;)">
            <text:p>TYPEOF("asdf")</text:p>
          </table:table-cell>
          <table:table-cell table:number-columns-repeated="4"/>
          <table:table-cell office:value-type="string">
            <text:p>String</text:p>
          </table:table-cell>
          <table:table-cell table:formula="of:=TYPEOF(&quot;asdf&quot;)" office:value-type="string" office:string-value="String">
            <text:p>String</text:p>
          </table:table-cell>
          <table:table-cell table:style-name="ce155" table:formula="of:=IF([.F5]&lt;&gt;[.G5];0;1)" office:value-type="float" office:value="1">
            <text:p>PASS</text:p>
          </table:table-cell>
          <table:table-cell table:style-name="ce156"/>
        </table:table-row>
        <table:table-row table:style-name="ro2">
          <table:table-cell table:formula="of:=MID(FORMULA([.G6]);2;LEN(FORMULA([.G6]))-1)" office:value-type="string" office:string-value="TYPEOF(0)">
            <text:p>TYPEOF(0)</text:p>
          </table:table-cell>
          <table:table-cell table:number-columns-repeated="4"/>
          <table:table-cell office:value-type="string">
            <text:p>Double</text:p>
          </table:table-cell>
          <table:table-cell table:formula="of:=TYPEOF(0)" office:value-type="string" office:string-value="Double">
            <text:p>Double</text:p>
          </table:table-cell>
          <table:table-cell table:style-name="ce155" table:formula="of:=IF([.F6]&lt;&gt;[.G6];0;1)" office:value-type="float" office:value="1">
            <text:p>PASS</text:p>
          </table:table-cell>
          <table:table-cell table:style-name="ce156"/>
        </table:table-row>
        <table:table-row table:style-name="ro2">
          <table:table-cell table:formula="of:=MID(FORMULA([.G7]);2;LEN(FORMULA([.G7]))-1)" office:value-type="string" office:string-value="TYPEOF(0,5)">
            <text:p>TYPEOF(0,5)</text:p>
          </table:table-cell>
          <table:table-cell table:number-columns-repeated="4"/>
          <table:table-cell office:value-type="string">
            <text:p>Double</text:p>
          </table:table-cell>
          <table:table-cell table:formula="of:=TYPEOF(0.5)" office:value-type="string" office:string-value="Double">
            <text:p>Double</text:p>
          </table:table-cell>
          <table:table-cell table:style-name="ce155" table:formula="of:=IF([.F7]&lt;&gt;[.G7];0;1)" office:value-type="float" office:value="1">
            <text:p>PASS</text:p>
          </table:table-cell>
          <table:table-cell table:style-name="ce156"/>
        </table:table-row>
        <table:table-row table:style-name="ro2">
          <table:table-cell table:formula="of:=MID(FORMULA([.G8]);2;LEN(FORMULA([.G8]))-1)" office:value-type="string" office:string-value="TOSTRING(B8:E8)">
            <text:p>TOSTRING(B8:E8)</text:p>
          </table:table-cell>
          <table:table-cell table:number-columns-repeated="4"/>
          <table:table-cell office:value-type="string">
            <text:p>Variant()</text:p>
          </table:table-cell>
          <table:table-cell table:formula="of:=TOSTRING([.B8:.E8])">
            <text:p/>
          </table:table-cell>
          <table:table-cell table:style-name="ce155" table:formula="of:=IF([.F8]&lt;&gt;[.G8];0;1)" office:value-type="float" office:value="0">
            <text:p>FAIL</text:p>
          </table:table-cell>
          <table:table-cell table:style-name="ce156"/>
        </table:table-row>
        <table:table-row table:style-name="ro2">
          <table:table-cell table:formula="of:=MID(FORMULA([.G9]);2;LEN(FORMULA([.G9]))-1)" office:value-type="string" office:string-value="TOSTRING(NIL())">
            <text:p>TOSTRING(NIL())</text:p>
          </table:table-cell>
          <table:table-cell table:number-columns-repeated="4"/>
          <table:table-cell office:value-type="string">
            <text:p>Variant()</text:p>
          </table:table-cell>
          <table:table-cell table:formula="of:=TOSTRING(NIL())">
            <text:p/>
          </table:table-cell>
          <table:table-cell table:style-name="ce155" table:formula="of:=IF([.F9]&lt;&gt;[.G9];0;1)" office:value-type="float" office:value="0">
            <text:p>FAIL</text:p>
          </table:table-cell>
          <table:table-cell table:style-name="ce156"/>
        </table:table-row>
        <table:table-row table:style-name="ro2">
          <table:table-cell table:formula="of:=MID(FORMULA([.G10]);2;LEN(FORMULA([.G10]))-1)" office:value-type="string" office:string-value="ISTTEXT(B10)">
            <text:p>ISTTEXT(B10)</text:p>
          </table:table-cell>
          <table:table-cell/>
          <table:table-cell table:number-columns-repeated="3"/>
          <table:table-cell office:value-type="string">
            <text:p>Variant()</text:p>
          </table:table-cell>
          <table:table-cell table:formula="of:=ISTEXT([.B10])" office:value-type="boolean" office:boolean-value="false">
            <text:p>FALSCH</text:p>
          </table:table-cell>
          <table:table-cell table:style-name="ce155" table:formula="of:=IF([.F10]&lt;&gt;[.G10];0;1)" office:value-type="float" office:value="0">
            <text:p>FAIL</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12]);2;LEN(FORMULA([.G12]))-1)" office:value-type="string" office:string-value="NOR(0)">
            <text:p>NOR(0)</text:p>
          </table:table-cell>
          <table:table-cell office:value-type="float" office:value="0">
            <text:p>0</text:p>
          </table:table-cell>
          <table:table-cell table:number-columns-repeated="2"/>
          <table:table-cell table:formula="of:=IF(ISBLANK([.B12]);0;IF(ISBLANK([.C12]);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12]&lt;&gt;[.G12];0;1)" office:value-type="float" office:value="1">
            <text:p>PASS</text:p>
          </table:table-cell>
          <table:table-cell/>
        </table:table-row>
        <table:table-row table:style-name="ro2">
          <table:table-cell table:formula="of:=MID(FORMULA([.G13]);2;LEN(FORMULA([.G13]))-1)" office:value-type="string" office:string-value="NOR(1)">
            <text:p>NOR(1)</text:p>
          </table:table-cell>
          <table:table-cell table:number-columns-repeated="3"/>
          <table:table-cell table:formula="of:=IF(ISBLANK([.B13]);0;IF(ISBLANK([.C13]);1;IF(ISBLANK([.D12]);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13]&lt;&gt;[.G13];0;1)" office:value-type="float" office:value="1">
            <text:p>PASS</text:p>
          </table:table-cell>
          <table:table-cell/>
        </table:table-row>
        <table:table-row table:style-name="ro2">
          <table:table-cell/>
          <table:table-cell table:number-columns-repeated="3"/>
          <table:table-cell table:formula="of:=IF(ISBLANK([.B14]);0;IF(ISBLANK([.C14]);1;IF(ISBLANK([.D13]);2;3)))" office:value-type="float" office:value="0">
            <text:p>0</text:p>
          </table:table-cell>
          <table:table-cell table:number-columns-repeated="2"/>
          <table:table-cell table:style-name="ce155"/>
          <table:table-cell/>
        </table:table-row>
        <table:table-row table:style-name="ro2">
          <table:table-cell table:formula="of:=MID(FORMULA([.G15]);2;LEN(FORMULA([.G15]))-1)" office:value-type="string" office:string-value="NOR(0;0)">
            <text:p>NOR(0;0)</text:p>
          </table:table-cell>
          <table:table-cell table:number-columns-repeated="3"/>
          <table:table-cell table:formula="of:=IF(ISBLANK([.B15]);0;IF(ISBLANK([.C15]);1;IF(ISBLANK([.D14]);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
            <text:p>NOR(0;1)</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1;0)">
            <text:p>NOR(1;0)</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1)">
            <text:p>NOR(1;1)</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8]&lt;&gt;[.G18];0;1)" office:value-type="float" office:value="1">
            <text:p>PASS</text:p>
          </table:table-cell>
          <table:table-cell/>
        </table:table-row>
        <table:table-row table:style-name="ro2">
          <table:table-cell/>
          <table:table-cell table:number-columns-repeated="3"/>
          <table:table-cell table:formula="of:=IF(ISBLANK([.B19]);0;IF(ISBLANK([.C19]);1;IF(ISBLANK([.D18]);2;3)))" office:value-type="float" office:value="0">
            <text:p>0</text:p>
          </table:table-cell>
          <table:table-cell table:number-columns-repeated="2"/>
          <table:table-cell table:style-name="ce155"/>
          <table:table-cell/>
        </table:table-row>
        <table:table-row table:style-name="ro2">
          <table:table-cell table:formula="of:=MID(FORMULA([.G20]);2;LEN(FORMULA([.G20]))-1)" office:value-type="string" office:string-value="NOR(0;0;0)">
            <text:p>NOR(0;0;0)</text:p>
          </table:table-cell>
          <table:table-cell table:number-columns-repeated="3"/>
          <table:table-cell table:formula="of:=IF(ISBLANK([.B20]);0;IF(ISBLANK([.C20]);1;IF(ISBLANK([.D19]);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0;0;1)">
            <text:p>NOR(0;0;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21]&lt;&gt;[.G21];0;1)" office:value-type="float" office:value="1">
            <text:p>PASS</text:p>
          </table:table-cell>
          <table:table-cell/>
        </table:table-row>
        <table:table-row table:style-name="ro2">
          <table:table-cell table:formula="of:=MID(FORMULA([.G22]);2;LEN(FORMULA([.G22]))-1)" office:value-type="string" office:string-value="NOR(0;1;0)">
            <text:p>NOR(0;1;0)</text:p>
          </table:table-cell>
          <table:table-cell table:number-columns-repeated="3"/>
          <table:table-cell table:formula="of:=IF(ISBLANK([.B22]);0;IF(ISBLANK([.C22]);1;IF(ISBLANK([.D21]);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22]&lt;&gt;[.G22];0;1)" office:value-type="float" office:value="1">
            <text:p>PASS</text:p>
          </table:table-cell>
          <table:table-cell/>
        </table:table-row>
        <table:table-row table:style-name="ro2">
          <table:table-cell table:formula="of:=MID(FORMULA([.G23]);2;LEN(FORMULA([.G23]))-1)" office:value-type="string" office:string-value="NOR(0;1;1)">
            <text:p>NOR(0;1;1)</text:p>
          </table:table-cell>
          <table:table-cell table:number-columns-repeated="3"/>
          <table:table-cell table:formula="of:=IF(ISBLANK([.B23]);0;IF(ISBLANK([.C23]);1;IF(ISBLANK([.D22]);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NOR(1;0;0)">
            <text:p>NOR(1;0;0)</text:p>
          </table:table-cell>
          <table:table-cell table:number-columns-repeated="3"/>
          <table:table-cell table:formula="of:=IF(ISBLANK([.B24]);0;IF(ISBLANK([.C24]);1;IF(ISBLANK([.D23]);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NOR(1;0;1)">
            <text:p>NOR(1;0;1)</text:p>
          </table:table-cell>
          <table:table-cell table:number-columns-repeated="3"/>
          <table:table-cell table:formula="of:=IF(ISBLANK([.B25]);0;IF(ISBLANK([.C25]);1;IF(ISBLANK([.D24]);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NOR(1;1;0)">
            <text:p>NOR(1;1;0)</text:p>
          </table:table-cell>
          <table:table-cell table:number-columns-repeated="3"/>
          <table:table-cell table:formula="of:=IF(ISBLANK([.B26]);0;IF(ISBLANK([.C26]);1;IF(ISBLANK([.D25]);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6]&lt;&gt;[.G26];0;1)" office:value-type="float" office:value="1">
            <text:p>PASS</text:p>
          </table:table-cell>
          <table:table-cell/>
        </table:table-row>
        <table:table-row table:style-name="ro2">
          <table:table-cell table:formula="of:=MID(FORMULA([.G27]);2;LEN(FORMULA([.G27]))-1)" office:value-type="string" office:string-value="NOR(1;1;1)">
            <text:p>NOR(1;1;1)</text:p>
          </table:table-cell>
          <table:table-cell table:number-columns-repeated="3"/>
          <table:table-cell table:formula="of:=IF(ISBLANK([.B27]);0;IF(ISBLANK([.C27]);1;IF(ISBLANK([.D26]);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7]&lt;&gt;[.G27];0;1)" office:value-type="float" office:value="1">
            <text:p>PASS</text:p>
          </table:table-cell>
          <table:table-cell/>
        </table:table-row>
        <table:table-row table:style-name="ro2">
          <table:table-cell/>
          <table:table-cell table:number-columns-repeated="3"/>
          <table:table-cell table:formula="of:=IF(ISBLANK([.B28]);0;IF(ISBLANK([.C28]);1;IF(ISBLANK([.D27]);2;3)))" office:value-type="float" office:value="0">
            <text:p>0</text:p>
          </table:table-cell>
          <table:table-cell table:number-columns-repeated="2"/>
          <table:table-cell table:style-name="ce155"/>
          <table:table-cell/>
        </table:table-row>
        <table:table-row table:style-name="ro2">
          <table:table-cell table:formula="of:=MID(FORMULA([.G29]);2;LEN(FORMULA([.G29]))-1)" office:value-type="string" office:string-value="TOSTRING(&quot;&quot;)">
            <text:p>TOSTRING("")</text:p>
          </table:table-cell>
          <table:table-cell table:number-columns-repeated="3"/>
          <table:table-cell table:formula="of:=IF(ISBLANK([.B29]);0;IF(ISBLANK([.C29]);1;IF(ISBLANK([.D28]);2;3)))" office:value-type="float" office:value="0">
            <text:p>0</text:p>
          </table:table-cell>
          <table:table-cell office:value-type="string">
            <text:p>''</text:p>
          </table:table-cell>
          <table:table-cell table:formula="of:=TOSTRING(&quot;&quot;)">
            <text:p/>
          </table:table-cell>
          <table:table-cell table:style-name="ce155" table:formula="of:=IF([.F29]&lt;&gt;[.G29];0;1)" office:value-type="float" office:value="0">
            <text:p>FAIL</text:p>
          </table:table-cell>
          <table:table-cell/>
        </table:table-row>
        <table:table-row table:style-name="ro2">
          <table:table-cell table:formula="of:=MID(FORMULA([.G30]);2;LEN(FORMULA([.G30]))-1)" office:value-type="string" office:string-value="TOSTRING(&quot; &quot;)">
            <text:p>TOSTRING(" ")</text:p>
          </table:table-cell>
          <table:table-cell table:number-columns-repeated="3"/>
          <table:table-cell table:formula="of:=IF(ISBLANK([.B30]);0;IF(ISBLANK([.C30]);1;IF(ISBLANK([.D29]);2;3)))" office:value-type="float" office:value="0">
            <text:p>0</text:p>
          </table:table-cell>
          <table:table-cell office:value-type="string">
            <text:p>' '</text:p>
          </table:table-cell>
          <table:table-cell table:formula="of:=TOSTRING(&quot; &quot;)">
            <text:p/>
          </table:table-cell>
          <table:table-cell table:style-name="ce155" table:formula="of:=IF([.F30]&lt;&gt;[.G30];0;1)" office:value-type="float" office:value="0">
            <text:p>FAIL</text:p>
          </table:table-cell>
          <table:table-cell/>
        </table:table-row>
        <table:table-row table:style-name="ro2">
          <table:table-cell table:formula="of:=MID(FORMULA([.G31]);2;LEN(FORMULA([.G31]))-1)" office:value-type="string" office:string-value="TOSTRING(&quot;abc&quot;)">
            <text:p>TOSTRING("abc")</text:p>
          </table:table-cell>
          <table:table-cell table:number-columns-repeated="3"/>
          <table:table-cell table:formula="of:=IF(ISBLANK([.B31]);0;IF(ISBLANK([.C31]);1;IF(ISBLANK([.D30]);2;3)))" office:value-type="float" office:value="0">
            <text:p>0</text:p>
          </table:table-cell>
          <table:table-cell office:value-type="string">
            <text:p>'abc'</text:p>
          </table:table-cell>
          <table:table-cell table:formula="of:=TOSTRING(&quot;abc&quot;)">
            <text:p/>
          </table:table-cell>
          <table:table-cell table:style-name="ce155" table:formula="of:=IF([.F31]&lt;&gt;[.G31];0;1)" office:value-type="float" office:value="0">
            <text:p>FAIL</text:p>
          </table:table-cell>
          <table:table-cell/>
        </table:table-row>
        <table:table-row table:style-name="ro2">
          <table:table-cell table:formula="of:=MID(FORMULA([.G32]);2;LEN(FORMULA([.G32]))-1)" office:value-type="string" office:string-value="TOSTRING(&quot;1&quot;)">
            <text:p>TOSTRING("1")</text:p>
          </table:table-cell>
          <table:table-cell table:number-columns-repeated="3"/>
          <table:table-cell table:formula="of:=IF(ISBLANK([.B32]);0;IF(ISBLANK([.C32]);1;IF(ISBLANK([.D31]);2;3)))" office:value-type="float" office:value="0">
            <text:p>0</text:p>
          </table:table-cell>
          <table:table-cell office:value-type="string">
            <text:p>'1'</text:p>
          </table:table-cell>
          <table:table-cell table:formula="of:=TOSTRING(&quot;1&quot;)">
            <text:p/>
          </table:table-cell>
          <table:table-cell table:style-name="ce155" table:formula="of:=IF([.F32]&lt;&gt;[.G32];0;1)" office:value-type="float" office:value="0">
            <text:p>FAIL</text:p>
          </table:table-cell>
          <table:table-cell/>
        </table:table-row>
        <table:table-row table:style-name="ro2">
          <table:table-cell table:formula="of:=MID(FORMULA([.G33]);2;LEN(FORMULA([.G33]))-1)" office:value-type="string" office:string-value="TOSTRING(&quot; 1&quot;)">
            <text:p>TOSTRING(" 1")</text:p>
          </table:table-cell>
          <table:table-cell table:number-columns-repeated="3"/>
          <table:table-cell table:formula="of:=IF(ISBLANK([.B33]);0;IF(ISBLANK([.C33]);1;IF(ISBLANK([.D32]);2;3)))" office:value-type="float" office:value="0">
            <text:p>0</text:p>
          </table:table-cell>
          <table:table-cell office:value-type="string">
            <text:p>' 1'</text:p>
          </table:table-cell>
          <table:table-cell table:formula="of:=TOSTRING(&quot; 1&quot;)">
            <text:p/>
          </table:table-cell>
          <table:table-cell table:style-name="ce155" table:formula="of:=IF([.F33]&lt;&gt;[.G33];0;1)" office:value-type="float" office:value="0">
            <text:p>FAIL</text:p>
          </table:table-cell>
          <table:table-cell/>
        </table:table-row>
        <table:table-row table:style-name="ro2">
          <table:table-cell table:formula="of:=MID(FORMULA([.G34]);2;LEN(FORMULA([.G34]))-1)" office:value-type="string" office:string-value="TOSTRING(1)">
            <text:p>TOSTRING(1)</text:p>
          </table:table-cell>
          <table:table-cell table:number-columns-repeated="3"/>
          <table:table-cell table:formula="of:=IF(ISBLANK([.B34]);0;IF(ISBLANK([.C34]);1;IF(ISBLANK([.D33]);2;3)))" office:value-type="float" office:value="0">
            <text:p>0</text:p>
          </table:table-cell>
          <table:table-cell office:value-type="string">
            <text:p>1</text:p>
          </table:table-cell>
          <table:table-cell table:formula="of:=TOSTRING(1)">
            <text:p/>
          </table:table-cell>
          <table:table-cell table:style-name="ce155" table:formula="of:=IF([.F34]&lt;&gt;[.G34];0;1)" office:value-type="float" office:value="0">
            <text:p>FAIL</text:p>
          </table:table-cell>
          <table:table-cell/>
        </table:table-row>
        <table:table-row table:style-name="ro2">
          <table:table-cell table:formula="of:=MID(FORMULA([.G35]);2;LEN(FORMULA([.G35]))-1)" office:value-type="string" office:string-value="TOSTRING(&quot;01&quot;)">
            <text:p>TOSTRING("01")</text:p>
          </table:table-cell>
          <table:table-cell table:number-columns-repeated="3"/>
          <table:table-cell table:formula="of:=IF(ISBLANK([.B35]);0;IF(ISBLANK([.C35]);1;IF(ISBLANK([.D34]);2;3)))" office:value-type="float" office:value="0">
            <text:p>0</text:p>
          </table:table-cell>
          <table:table-cell office:value-type="string">
            <text:p>'01'</text:p>
          </table:table-cell>
          <table:table-cell table:formula="of:=TOSTRING(&quot;01&quot;)">
            <text:p/>
          </table:table-cell>
          <table:table-cell table:style-name="ce155" table:formula="of:=IF([.F35]&lt;&gt;[.G35];0;1)" office:value-type="float" office:value="0">
            <text:p>FAIL</text:p>
          </table:table-cell>
          <table:table-cell/>
        </table:table-row>
        <table:table-row table:style-name="ro2">
          <table:table-cell table:formula="of:=MID(FORMULA([.G36]);2;LEN(FORMULA([.G36]))-1)" office:value-type="string" office:string-value="TOSTRING(ZEICHEN(13))">
            <text:p>TOSTRING(ZEICHEN(13))</text:p>
          </table:table-cell>
          <table:table-cell table:number-columns-repeated="3"/>
          <table:table-cell table:formula="of:=IF(ISBLANK([.B36]);0;IF(ISBLANK([.C36]);1;IF(ISBLANK([.D35]);2;3)))" office:value-type="float" office:value="0">
            <text:p>0</text:p>
          </table:table-cell>
          <table:table-cell office:value-type="string">
            <text:p>'\n'</text:p>
          </table:table-cell>
          <table:table-cell table:formula="of:=TOSTRING(CHAR(13))">
            <text:p/>
          </table:table-cell>
          <table:table-cell table:style-name="ce155" table:formula="of:=IF([.F36]&lt;&gt;[.G36];0;1)" office:value-type="float" office:value="0">
            <text:p>FAIL</text:p>
          </table:table-cell>
          <table:table-cell/>
        </table:table-row>
        <table:table-row table:style-name="ro2">
          <table:table-cell table:formula="of:=MID(FORMULA([.G37]);2;LEN(FORMULA([.G37]))-1)" office:value-type="string" office:string-value="TOSTRING(ZEICHEN(9) &amp; &quot;x&quot;)">
            <text:p>TOSTRING(ZEICHEN(9) &amp; "x")</text:p>
          </table:table-cell>
          <table:table-cell table:number-columns-repeated="3"/>
          <table:table-cell table:formula="of:=IF(ISBLANK([.B37]);0;IF(ISBLANK([.C37]);1;IF(ISBLANK([.D36]);2;3)))" office:value-type="float" office:value="0">
            <text:p>0</text:p>
          </table:table-cell>
          <table:table-cell office:value-type="string">
            <text:p>'\tx'</text:p>
          </table:table-cell>
          <table:table-cell table:formula="of:=TOSTRING(CHAR(9) &amp; &quot;x&quot;)">
            <text:p/>
          </table:table-cell>
          <table:table-cell table:style-name="ce155" table:formula="of:=IF([.F37]&lt;&gt;[.G37];0;1)" office:value-type="float" office:value="0">
            <text:p>FAIL</text:p>
          </table:table-cell>
          <table:table-cell/>
        </table:table-row>
        <table:table-row table:style-name="ro2">
          <table:table-cell table:formula="of:=MID(FORMULA([.G38]);2;LEN(FORMULA([.G38]))-1)" office:value-type="string" office:string-value="TOSTRING(&quot;x&quot; &amp; ZEICHEN(9))">
            <text:p>TOSTRING("x" &amp; ZEICHEN(9))</text:p>
          </table:table-cell>
          <table:table-cell table:number-columns-repeated="3"/>
          <table:table-cell table:formula="of:=IF(ISBLANK([.B38]);0;IF(ISBLANK([.C38]);1;IF(ISBLANK([.D37]);2;3)))" office:value-type="float" office:value="0">
            <text:p>0</text:p>
          </table:table-cell>
          <table:table-cell office:value-type="string">
            <text:p>'x\t'</text:p>
          </table:table-cell>
          <table:table-cell table:formula="of:=TOSTRING(&quot;x&quot; &amp; CHAR(9))">
            <text:p/>
          </table:table-cell>
          <table:table-cell table:style-name="ce155" table:formula="of:=IF([.F38]&lt;&gt;[.G38];0;1)" office:value-type="float" office:value="0">
            <text:p>FAIL</text:p>
          </table:table-cell>
          <table:table-cell/>
        </table:table-row>
        <table:table-row table:style-name="ro2">
          <table:table-cell table:formula="of:=MID(FORMULA([.G39]);2;LEN(FORMULA([.G39]))-1)" office:value-type="string" office:string-value="TOSTRING(&quot;x&quot; &amp; ZEICHEN(9) &amp; &quot;x&quot;)">
            <text:p>TOSTRING("x" &amp; ZEICHEN(9) &amp; "x")</text:p>
          </table:table-cell>
          <table:table-cell table:number-columns-repeated="3"/>
          <table:table-cell table:formula="of:=IF(ISBLANK([.B39]);0;IF(ISBLANK([.C39]);1;IF(ISBLANK([.D38]);2;3)))" office:value-type="float" office:value="0">
            <text:p>0</text:p>
          </table:table-cell>
          <table:table-cell office:value-type="string">
            <text:p>'x\tx'</text:p>
          </table:table-cell>
          <table:table-cell table:formula="of:=TOSTRING(&quot;x&quot; &amp; CHAR(9) &amp; &quot;x&quot;)">
            <text:p/>
          </table:table-cell>
          <table:table-cell table:style-name="ce155" table:formula="of:=IF([.F39]&lt;&gt;[.G39];0;1)" office:value-type="float" office:value="0">
            <text:p>FAIL</text:p>
          </table:table-cell>
          <table:table-cell/>
        </table:table-row>
        <table:table-row table:style-name="ro2">
          <table:table-cell table:formula="of:=MID(FORMULA([.G40]);2;LEN(FORMULA([.G40]))-1)" office:value-type="string" office:string-value="TOSTRING(ZEICHEN(9) &amp; &quot;x&quot; &amp; ZEICHEN(9))">
            <text:p>TOSTRING(ZEICHEN(9) &amp; "x" &amp; ZEICHEN(9))</text:p>
          </table:table-cell>
          <table:table-cell table:number-columns-repeated="3"/>
          <table:table-cell table:formula="of:=IF(ISBLANK([.B40]);0;IF(ISBLANK([.C40]);1;IF(ISBLANK([.D39]);2;3)))" office:value-type="float" office:value="0">
            <text:p>0</text:p>
          </table:table-cell>
          <table:table-cell office:value-type="string">
            <text:p>'\tx\t'</text:p>
          </table:table-cell>
          <table:table-cell table:formula="of:=TOSTRING(CHAR(9) &amp; &quot;x&quot; &amp; CHAR(9))">
            <text:p/>
          </table:table-cell>
          <table:table-cell table:style-name="ce155" table:formula="of:=IF([.F40]&lt;&gt;[.G40];0;1)" office:value-type="float" office:value="0">
            <text:p>FAIL</text:p>
          </table:table-cell>
          <table:table-cell/>
        </table:table-row>
        <table:table-row table:style-name="ro2">
          <table:table-cell table:formula="of:=MID(FORMULA([.G41]);2;LEN(FORMULA([.G41]))-1)" office:value-type="string" office:string-value="TOSTRING(ZEICHEN(9) &amp; ZEICHEN(9))">
            <text:p>TOSTRING(ZEICHEN(9) &amp; ZEICHEN(9))</text:p>
          </table:table-cell>
          <table:table-cell table:number-columns-repeated="3"/>
          <table:table-cell table:formula="of:=IF(ISBLANK([.B41]);0;IF(ISBLANK([.C41]);1;IF(ISBLANK([.D40]);2;3)))" office:value-type="float" office:value="0">
            <text:p>0</text:p>
          </table:table-cell>
          <table:table-cell office:value-type="string">
            <text:p>'\t\t'</text:p>
          </table:table-cell>
          <table:table-cell table:formula="of:=TOSTRING(CHAR(9) &amp; CHAR(9))">
            <text:p/>
          </table:table-cell>
          <table:table-cell table:style-name="ce155" table:formula="of:=IF([.F41]&lt;&gt;[.G41];0;1)" office:value-type="float" office:value="0">
            <text:p>FAIL</text:p>
          </table:table-cell>
          <table:table-cell/>
        </table:table-row>
        <table:table-row table:style-name="ro2">
          <table:table-cell table:formula="of:=MID(FORMULA([.G42]);2;LEN(FORMULA([.G42]))-1)" office:value-type="string" office:string-value="TOSTRING(ZEICHEN(9))">
            <text:p>TOSTRING(ZEICHEN(9))</text:p>
          </table:table-cell>
          <table:table-cell table:number-columns-repeated="3"/>
          <table:table-cell table:formula="of:=IF(ISBLANK([.B42]);0;IF(ISBLANK([.C42]);1;IF(ISBLANK([.D41]);2;3)))" office:value-type="float" office:value="0">
            <text:p>0</text:p>
          </table:table-cell>
          <table:table-cell office:value-type="string">
            <text:p>'\t'</text:p>
          </table:table-cell>
          <table:table-cell table:formula="of:=TOSTRING(CHAR(9))">
            <text:p/>
          </table:table-cell>
          <table:table-cell table:style-name="ce155" table:formula="of:=IF([.F42]&lt;&gt;[.G42];0;1)" office:value-type="float" office:value="0">
            <text:p>FAIL</text:p>
          </table:table-cell>
          <table:table-cell/>
        </table:table-row>
        <table:table-row table:style-name="ro2">
          <table:table-cell table:formula="of:=MID(FORMULA([.G43]);2;LEN(FORMULA([.G43]))-1)" office:value-type="string" office:string-value="TOSTRING(ZEICHEN(9) &amp; ZEICHEN(13))">
            <text:p>TOSTRING(ZEICHEN(9) &amp; ZEICHEN(13))</text:p>
          </table:table-cell>
          <table:table-cell table:number-columns-repeated="3"/>
          <table:table-cell table:formula="of:=IF(ISBLANK([.B43]);0;IF(ISBLANK([.C43]);1;IF(ISBLANK([.D42]);2;3)))" office:value-type="float" office:value="0">
            <text:p>0</text:p>
          </table:table-cell>
          <table:table-cell office:value-type="string">
            <text:p>'\t\n'</text:p>
          </table:table-cell>
          <table:table-cell table:formula="of:=TOSTRING(CHAR(9) &amp; CHAR(13))">
            <text:p/>
          </table:table-cell>
          <table:table-cell table:style-name="ce155" table:formula="of:=IF([.F43]&lt;&gt;[.G43];0;1)" office:value-type="float" office:value="0">
            <text:p>FAIL</text:p>
          </table:table-cell>
          <table:table-cell/>
        </table:table-row>
        <table:table-row table:style-name="ro2">
          <table:table-cell table:formula="of:=MID(FORMULA([.G44]);2;LEN(FORMULA([.G44]))-1)" office:value-type="string" office:string-value="TOSTRING(ZEICHEN(13) &amp; ZEICHEN(9))">
            <text:p>TOSTRING(ZEICHEN(13) &amp; ZEICHEN(9))</text:p>
          </table:table-cell>
          <table:table-cell table:number-columns-repeated="3"/>
          <table:table-cell table:formula="of:=IF(ISBLANK([.B44]);0;IF(ISBLANK([.C44]);1;IF(ISBLANK([.D43]);2;3)))" office:value-type="float" office:value="0">
            <text:p>0</text:p>
          </table:table-cell>
          <table:table-cell office:value-type="string">
            <text:p>'\n\t'</text:p>
          </table:table-cell>
          <table:table-cell table:formula="of:=TOSTRING(CHAR(13) &amp; CHAR(9))">
            <text:p/>
          </table:table-cell>
          <table:table-cell table:style-name="ce155" table:formula="of:=IF([.F44]&lt;&gt;[.G44];0;1)" office:value-type="float" office:value="0">
            <text:p>FAIL</text:p>
          </table:table-cell>
          <table:table-cell/>
        </table:table-row>
        <table:table-row table:style-name="ro2">
          <table:table-cell/>
          <table:table-cell table:number-columns-repeated="3"/>
          <table:table-cell table:formula="of:=IF(ISBLANK([.B45]);0;IF(ISBLANK([.C45]);1;IF(ISBLANK([.D44]);2;3)))" office:value-type="float" office:value="0">
            <text:p>0</text:p>
          </table:table-cell>
          <table:table-cell table:number-columns-repeated="2"/>
          <table:table-cell table:style-name="ce155"/>
          <table:table-cell/>
        </table:table-row>
        <table:table-row table:style-name="ro2">
          <table:table-cell table:formula="of:=MID(FORMULA([.G46]);2;LEN(FORMULA([.G46]))-1)" office:value-type="string" office:string-value="FST(1;2)">
            <text:p>FST(1;2)</text:p>
          </table:table-cell>
          <table:table-cell table:number-columns-repeated="3"/>
          <table:table-cell table:formula="of:=IF(ISBLANK([.B46]);0;IF(ISBLANK([.C46]);1;IF(ISBLANK([.D45]);2;3)))" office:value-type="float" office:value="0">
            <text:p>0</text:p>
          </table:table-cell>
          <table:table-cell office:value-type="float" office:value="1">
            <text:p>1</text:p>
          </table:table-cell>
          <table:table-cell table:formula="of:=FST(1;2)" office:value-type="float" office:value="1">
            <text:p>1</text:p>
          </table:table-cell>
          <table:table-cell table:style-name="ce155" table:formula="of:=IF([.F46]&lt;&gt;[.G46];0;1)" office:value-type="float" office:value="1">
            <text:p>PASS</text:p>
          </table:table-cell>
          <table:table-cell/>
        </table:table-row>
        <table:table-row table:style-name="ro2">
          <table:table-cell table:formula="of:=MID(FORMULA([.G47]);2;LEN(FORMULA([.G47]))-1)" office:value-type="string" office:string-value="FST(2;1)">
            <text:p>FST(2;1)</text:p>
          </table:table-cell>
          <table:table-cell table:number-columns-repeated="3"/>
          <table:table-cell table:formula="of:=IF(ISBLANK([.B47]);0;IF(ISBLANK([.C47]);1;IF(ISBLANK([.D46]);2;3)))" office:value-type="float" office:value="0">
            <text:p>0</text:p>
          </table:table-cell>
          <table:table-cell office:value-type="float" office:value="2">
            <text:p>2</text:p>
          </table:table-cell>
          <table:table-cell table:formula="of:=FST(2;1)" office:value-type="float" office:value="2">
            <text:p>2</text:p>
          </table:table-cell>
          <table:table-cell table:style-name="ce155" table:formula="of:=IF([.F47]&lt;&gt;[.G47];0;1)" office:value-type="float" office:value="1">
            <text:p>PASS</text:p>
          </table:table-cell>
          <table:table-cell/>
        </table:table-row>
        <table:table-row table:style-name="ro2">
          <table:table-cell table:formula="of:=MID(FORMULA([.G48]);2;LEN(FORMULA([.G48]))-1)" office:value-type="string" office:string-value="FST(&quot;a&quot;;&quot;b&quot;)">
            <text:p>FST("a";"b")</text:p>
          </table:table-cell>
          <table:table-cell table:number-columns-repeated="3"/>
          <table:table-cell table:formula="of:=IF(ISBLANK([.B48]);0;IF(ISBLANK([.C48]);1;IF(ISBLANK([.D47]);2;3)))" office:value-type="float" office:value="0">
            <text:p>0</text:p>
          </table:table-cell>
          <table:table-cell office:value-type="string">
            <text:p>a</text:p>
          </table:table-cell>
          <table:table-cell table:formula="of:=FST(&quot;a&quot;;&quot;b&quot;)" office:value-type="string" office:string-value="a">
            <text:p>a</text:p>
          </table:table-cell>
          <table:table-cell table:style-name="ce155" table:formula="of:=IF([.F48]&lt;&gt;[.G48];0;1)" office:value-type="float" office:value="1">
            <text:p>PASS</text:p>
          </table:table-cell>
          <table:table-cell/>
        </table:table-row>
        <table:table-row table:style-name="ro2">
          <table:table-cell table:formula="of:=MID(FORMULA([.G49]);2;LEN(FORMULA([.G49]))-1)" office:value-type="string" office:string-value="FST(&quot;b&quot;;&quot;a&quot;)">
            <text:p>FST("b";"a")</text:p>
          </table:table-cell>
          <table:table-cell table:number-columns-repeated="3"/>
          <table:table-cell table:formula="of:=IF(ISBLANK([.B49]);0;IF(ISBLANK([.C49]);1;IF(ISBLANK([.D48]);2;3)))" office:value-type="float" office:value="0">
            <text:p>0</text:p>
          </table:table-cell>
          <table:table-cell office:value-type="string">
            <text:p>b</text:p>
          </table:table-cell>
          <table:table-cell table:formula="of:=FST(&quot;b&quot;;&quot;a&quot;)" office:value-type="string" office:string-value="b">
            <text:p>b</text:p>
          </table:table-cell>
          <table:table-cell table:style-name="ce155" table:formula="of:=IF([.F49]&lt;&gt;[.G49];0;1)" office:value-type="float" office:value="1">
            <text:p>PASS</text:p>
          </table:table-cell>
          <table:table-cell/>
        </table:table-row>
        <table:table-row table:style-name="ro2">
          <table:table-cell/>
          <table:table-cell table:number-columns-repeated="3"/>
          <table:table-cell table:formula="of:=IF(ISBLANK([.B50]);0;IF(ISBLANK([.C50]);1;IF(ISBLANK([.D49]);2;3)))" office:value-type="float" office:value="0">
            <text:p>0</text:p>
          </table:table-cell>
          <table:table-cell table:number-columns-repeated="2"/>
          <table:table-cell table:style-name="ce155"/>
          <table:table-cell/>
        </table:table-row>
        <table:table-row table:style-name="ro2">
          <table:table-cell table:formula="of:=MID(FORMULA([.G51]);2;LEN(FORMULA([.G51]))-1)" office:value-type="string" office:string-value="SND(1;2)">
            <text:p>SND(1;2)</text:p>
          </table:table-cell>
          <table:table-cell table:number-columns-repeated="3"/>
          <table:table-cell table:formula="of:=IF(ISBLANK([.B51]);0;IF(ISBLANK([.C51]);1;IF(ISBLANK([.D50]);2;3)))" office:value-type="float" office:value="0">
            <text:p>0</text:p>
          </table:table-cell>
          <table:table-cell office:value-type="float" office:value="2">
            <text:p>2</text:p>
          </table:table-cell>
          <table:table-cell table:formula="of:=SND(1;2)" office:value-type="float" office:value="2">
            <text:p>2</text:p>
          </table:table-cell>
          <table:table-cell table:style-name="ce155" table:formula="of:=IF([.F51]&lt;&gt;[.G51];0;1)" office:value-type="float" office:value="1">
            <text:p>PASS</text:p>
          </table:table-cell>
          <table:table-cell/>
        </table:table-row>
        <table:table-row table:style-name="ro2">
          <table:table-cell table:formula="of:=MID(FORMULA([.G52]);2;LEN(FORMULA([.G52]))-1)" office:value-type="string" office:string-value="SND(2;1)">
            <text:p>SND(2;1)</text:p>
          </table:table-cell>
          <table:table-cell table:number-columns-repeated="3"/>
          <table:table-cell table:formula="of:=IF(ISBLANK([.B52]);0;IF(ISBLANK([.C52]);1;IF(ISBLANK([.D51]);2;3)))" office:value-type="float" office:value="0">
            <text:p>0</text:p>
          </table:table-cell>
          <table:table-cell office:value-type="float" office:value="1">
            <text:p>1</text:p>
          </table:table-cell>
          <table:table-cell table:formula="of:=SND(2;1)" office:value-type="float" office:value="1">
            <text:p>1</text:p>
          </table:table-cell>
          <table:table-cell table:style-name="ce155" table:formula="of:=IF([.F52]&lt;&gt;[.G52];0;1)" office:value-type="float" office:value="1">
            <text:p>PASS</text:p>
          </table:table-cell>
          <table:table-cell/>
        </table:table-row>
        <table:table-row table:style-name="ro2">
          <table:table-cell table:formula="of:=MID(FORMULA([.G53]);2;LEN(FORMULA([.G53]))-1)" office:value-type="string" office:string-value="SND(&quot;a&quot;;&quot;b&quot;)">
            <text:p>SND("a";"b")</text:p>
          </table:table-cell>
          <table:table-cell table:number-columns-repeated="3"/>
          <table:table-cell table:formula="of:=IF(ISBLANK([.B53]);0;IF(ISBLANK([.C53]);1;IF(ISBLANK([.D52]);2;3)))" office:value-type="float" office:value="0">
            <text:p>0</text:p>
          </table:table-cell>
          <table:table-cell office:value-type="string">
            <text:p>b</text:p>
          </table:table-cell>
          <table:table-cell table:formula="of:=SND(&quot;a&quot;;&quot;b&quot;)" office:value-type="string" office:string-value="b">
            <text:p>b</text:p>
          </table:table-cell>
          <table:table-cell table:style-name="ce155" table:formula="of:=IF([.F53]&lt;&gt;[.G53];0;1)" office:value-type="float" office:value="1">
            <text:p>PASS</text:p>
          </table:table-cell>
          <table:table-cell/>
        </table:table-row>
        <table:table-row table:style-name="ro2">
          <table:table-cell table:formula="of:=MID(FORMULA([.G54]);2;LEN(FORMULA([.G54]))-1)" office:value-type="string" office:string-value="SND(&quot;b&quot;;&quot;a&quot;)">
            <text:p>SND("b";"a")</text:p>
          </table:table-cell>
          <table:table-cell table:number-columns-repeated="3"/>
          <table:table-cell table:formula="of:=IF(ISBLANK([.B54]);0;IF(ISBLANK([.C54]);1;IF(ISBLANK([.D53]);2;3)))" office:value-type="float" office:value="0">
            <text:p>0</text:p>
          </table:table-cell>
          <table:table-cell office:value-type="string">
            <text:p>a</text:p>
          </table:table-cell>
          <table:table-cell table:formula="of:=SND(&quot;b&quot;;&quot;a&quot;)" office:value-type="string" office:string-value="a">
            <text:p>a</text:p>
          </table:table-cell>
          <table:table-cell table:style-name="ce155" table:formula="of:=IF([.F54]&lt;&gt;[.G54];0;1)" office:value-type="float" office:value="1">
            <text:p>PASS</text:p>
          </table:table-cell>
          <table:table-cell/>
        </table:table-row>
        <table:table-row table:style-name="ro2">
          <table:table-cell/>
          <table:table-cell table:number-columns-repeated="3"/>
          <table:table-cell table:formula="of:=IF(ISBLANK([.B55]);0;IF(ISBLANK([.C55]);1;IF(ISBLANK([.D54]);2;3)))" office:value-type="float" office:value="0">
            <text:p>0</text:p>
          </table:table-cell>
          <table:table-cell table:number-columns-repeated="2"/>
          <table:table-cell table:style-name="ce155"/>
          <table:table-cell/>
        </table:table-row>
        <table:table-row table:style-name="ro2">
          <table:table-cell table:formula="of:=MID(FORMULA([.G56]);2;LEN(FORMULA([.G56]))-1)" office:value-type="string" office:string-value="READHEX(&quot;0&quot;)">
            <text:p>READHEX("0")</text:p>
          </table:table-cell>
          <table:table-cell table:number-columns-repeated="3"/>
          <table:table-cell table:formula="of:=IF(ISBLANK([.B56]);0;IF(ISBLANK([.C56]);1;IF(ISBLANK([.D55]);2;3)))" office:value-type="float" office:value="0">
            <text:p>0</text:p>
          </table:table-cell>
          <table:table-cell office:value-type="float" office:value="0">
            <text:p>0</text:p>
          </table:table-cell>
          <table:table-cell table:formula="of:=READHEX(&quot;0&quot;)" office:value-type="float" office:value="0">
            <text:p>0</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READHEX(&quot;00&quot;)">
            <text:p>READHEX("00")</text:p>
          </table:table-cell>
          <table:table-cell table:number-columns-repeated="3"/>
          <table:table-cell table:formula="of:=IF(ISBLANK([.B57]);0;IF(ISBLANK([.C57]);1;IF(ISBLANK([.D56]);2;3)))" office:value-type="float" office:value="0">
            <text:p>0</text:p>
          </table:table-cell>
          <table:table-cell office:value-type="float" office:value="0">
            <text:p>0</text:p>
          </table:table-cell>
          <table:table-cell table:formula="of:=READHEX(&quot;00&quot;)" office:value-type="float" office:value="0">
            <text:p>0</text:p>
          </table:table-cell>
          <table:table-cell table:style-name="ce155" table:formula="of:=IF([.F57]&lt;&gt;[.G57];0;1)" office:value-type="float" office:value="1">
            <text:p>PASS</text:p>
          </table:table-cell>
          <table:table-cell/>
        </table:table-row>
        <table:table-row table:style-name="ro2">
          <table:table-cell table:formula="of:=MID(FORMULA([.G58]);2;LEN(FORMULA([.G58]))-1)" office:value-type="string" office:string-value="READHEX(&quot;1&quot;)">
            <text:p>READHEX("1")</text:p>
          </table:table-cell>
          <table:table-cell table:number-columns-repeated="3"/>
          <table:table-cell table:formula="of:=IF(ISBLANK([.B58]);0;IF(ISBLANK([.C58]);1;IF(ISBLANK([.D57]);2;3)))" office:value-type="float" office:value="0">
            <text:p>0</text:p>
          </table:table-cell>
          <table:table-cell office:value-type="float" office:value="1">
            <text:p>1</text:p>
          </table:table-cell>
          <table:table-cell table:formula="of:=READHEX(&quot;1&quot;)" office:value-type="float" office:value="1">
            <text:p>1</text:p>
          </table:table-cell>
          <table:table-cell table:style-name="ce155" table:formula="of:=IF([.F58]&lt;&gt;[.G58];0;1)" office:value-type="float" office:value="1">
            <text:p>PASS</text:p>
          </table:table-cell>
          <table:table-cell/>
        </table:table-row>
        <table:table-row table:style-name="ro2">
          <table:table-cell table:formula="of:=MID(FORMULA([.G59]);2;LEN(FORMULA([.G59]))-1)" office:value-type="string" office:string-value="READHEX(&quot;2&quot;)">
            <text:p>READHEX("2")</text:p>
          </table:table-cell>
          <table:table-cell table:number-columns-repeated="3"/>
          <table:table-cell table:formula="of:=IF(ISBLANK([.B59]);0;IF(ISBLANK([.C59]);1;IF(ISBLANK([.D58]);2;3)))" office:value-type="float" office:value="0">
            <text:p>0</text:p>
          </table:table-cell>
          <table:table-cell office:value-type="float" office:value="2">
            <text:p>2</text:p>
          </table:table-cell>
          <table:table-cell table:formula="of:=READHEX(&quot;2&quot;)" office:value-type="float" office:value="2">
            <text:p>2</text:p>
          </table:table-cell>
          <table:table-cell table:style-name="ce155" table:formula="of:=IF([.F59]&lt;&gt;[.G59];0;1)" office:value-type="float" office:value="1">
            <text:p>PASS</text:p>
          </table:table-cell>
          <table:table-cell/>
        </table:table-row>
        <table:table-row table:style-name="ro2">
          <table:table-cell table:formula="of:=MID(FORMULA([.G60]);2;LEN(FORMULA([.G60]))-1)" office:value-type="string" office:string-value="READHEX(&quot;3&quot;)">
            <text:p>READHEX("3")</text:p>
          </table:table-cell>
          <table:table-cell table:number-columns-repeated="3"/>
          <table:table-cell table:formula="of:=IF(ISBLANK([.B60]);0;IF(ISBLANK([.C60]);1;IF(ISBLANK([.D59]);2;3)))" office:value-type="float" office:value="0">
            <text:p>0</text:p>
          </table:table-cell>
          <table:table-cell office:value-type="float" office:value="3">
            <text:p>3</text:p>
          </table:table-cell>
          <table:table-cell table:formula="of:=READHEX(&quot;3&quot;)" office:value-type="float" office:value="3">
            <text:p>3</text:p>
          </table:table-cell>
          <table:table-cell table:style-name="ce155" table:formula="of:=IF([.F60]&lt;&gt;[.G60];0;1)" office:value-type="float" office:value="1">
            <text:p>PASS</text:p>
          </table:table-cell>
          <table:table-cell/>
        </table:table-row>
        <table:table-row table:style-name="ro2">
          <table:table-cell table:formula="of:=MID(FORMULA([.G61]);2;LEN(FORMULA([.G61]))-1)" office:value-type="string" office:string-value="READHEX(&quot;4&quot;)">
            <text:p>READHEX("4")</text:p>
          </table:table-cell>
          <table:table-cell table:number-columns-repeated="3"/>
          <table:table-cell table:formula="of:=IF(ISBLANK([.B61]);0;IF(ISBLANK([.C61]);1;IF(ISBLANK([.D60]);2;3)))" office:value-type="float" office:value="0">
            <text:p>0</text:p>
          </table:table-cell>
          <table:table-cell office:value-type="float" office:value="4">
            <text:p>4</text:p>
          </table:table-cell>
          <table:table-cell table:formula="of:=READHEX(&quot;4&quot;)" office:value-type="float" office:value="4">
            <text:p>4</text:p>
          </table:table-cell>
          <table:table-cell table:style-name="ce155" table:formula="of:=IF([.F61]&lt;&gt;[.G61];0;1)" office:value-type="float" office:value="1">
            <text:p>PASS</text:p>
          </table:table-cell>
          <table:table-cell/>
        </table:table-row>
        <table:table-row table:style-name="ro2">
          <table:table-cell table:formula="of:=MID(FORMULA([.G62]);2;LEN(FORMULA([.G62]))-1)" office:value-type="string" office:string-value="READHEX(&quot;5&quot;)">
            <text:p>READHEX("5")</text:p>
          </table:table-cell>
          <table:table-cell table:number-columns-repeated="3"/>
          <table:table-cell table:formula="of:=IF(ISBLANK([.B62]);0;IF(ISBLANK([.C62]);1;IF(ISBLANK([.D61]);2;3)))" office:value-type="float" office:value="0">
            <text:p>0</text:p>
          </table:table-cell>
          <table:table-cell office:value-type="float" office:value="5">
            <text:p>5</text:p>
          </table:table-cell>
          <table:table-cell table:formula="of:=READHEX(&quot;5&quot;)" office:value-type="float" office:value="5">
            <text:p>5</text:p>
          </table:table-cell>
          <table:table-cell table:style-name="ce155" table:formula="of:=IF([.F62]&lt;&gt;[.G62];0;1)" office:value-type="float" office:value="1">
            <text:p>PASS</text:p>
          </table:table-cell>
          <table:table-cell/>
        </table:table-row>
        <table:table-row table:style-name="ro2">
          <table:table-cell table:formula="of:=MID(FORMULA([.G63]);2;LEN(FORMULA([.G63]))-1)" office:value-type="string" office:string-value="READHEX(&quot;6&quot;)">
            <text:p>READHEX("6")</text:p>
          </table:table-cell>
          <table:table-cell table:number-columns-repeated="3"/>
          <table:table-cell table:formula="of:=IF(ISBLANK([.B63]);0;IF(ISBLANK([.C63]);1;IF(ISBLANK([.D62]);2;3)))" office:value-type="float" office:value="0">
            <text:p>0</text:p>
          </table:table-cell>
          <table:table-cell office:value-type="float" office:value="6">
            <text:p>6</text:p>
          </table:table-cell>
          <table:table-cell table:formula="of:=READHEX(&quot;6&quot;)" office:value-type="float" office:value="6">
            <text:p>6</text:p>
          </table:table-cell>
          <table:table-cell table:style-name="ce155" table:formula="of:=IF([.F63]&lt;&gt;[.G63];0;1)" office:value-type="float" office:value="1">
            <text:p>PASS</text:p>
          </table:table-cell>
          <table:table-cell/>
        </table:table-row>
        <table:table-row table:style-name="ro2">
          <table:table-cell table:formula="of:=MID(FORMULA([.G64]);2;LEN(FORMULA([.G64]))-1)" office:value-type="string" office:string-value="READHEX(&quot;7&quot;)">
            <text:p>READHEX("7")</text:p>
          </table:table-cell>
          <table:table-cell table:number-columns-repeated="3"/>
          <table:table-cell table:formula="of:=IF(ISBLANK([.B64]);0;IF(ISBLANK([.C64]);1;IF(ISBLANK([.D63]);2;3)))" office:value-type="float" office:value="0">
            <text:p>0</text:p>
          </table:table-cell>
          <table:table-cell office:value-type="float" office:value="7">
            <text:p>7</text:p>
          </table:table-cell>
          <table:table-cell table:formula="of:=READHEX(&quot;7&quot;)" office:value-type="float" office:value="7">
            <text:p>7</text:p>
          </table:table-cell>
          <table:table-cell table:style-name="ce155" table:formula="of:=IF([.F64]&lt;&gt;[.G64];0;1)" office:value-type="float" office:value="1">
            <text:p>PASS</text:p>
          </table:table-cell>
          <table:table-cell/>
        </table:table-row>
        <table:table-row table:style-name="ro2">
          <table:table-cell table:formula="of:=MID(FORMULA([.G65]);2;LEN(FORMULA([.G65]))-1)" office:value-type="string" office:string-value="READHEX(&quot;8&quot;)">
            <text:p>READHEX("8")</text:p>
          </table:table-cell>
          <table:table-cell table:number-columns-repeated="3"/>
          <table:table-cell table:formula="of:=IF(ISBLANK([.B65]);0;IF(ISBLANK([.C65]);1;IF(ISBLANK([.D64]);2;3)))" office:value-type="float" office:value="0">
            <text:p>0</text:p>
          </table:table-cell>
          <table:table-cell office:value-type="float" office:value="8">
            <text:p>8</text:p>
          </table:table-cell>
          <table:table-cell table:formula="of:=READHEX(&quot;8&quot;)" office:value-type="float" office:value="8">
            <text:p>8</text:p>
          </table:table-cell>
          <table:table-cell table:style-name="ce155" table:formula="of:=IF([.F65]&lt;&gt;[.G65];0;1)" office:value-type="float" office:value="1">
            <text:p>PASS</text:p>
          </table:table-cell>
          <table:table-cell/>
        </table:table-row>
        <table:table-row table:style-name="ro2">
          <table:table-cell table:formula="of:=MID(FORMULA([.G66]);2;LEN(FORMULA([.G66]))-1)" office:value-type="string" office:string-value="READHEX(&quot;9&quot;)">
            <text:p>READHEX("9")</text:p>
          </table:table-cell>
          <table:table-cell table:number-columns-repeated="3"/>
          <table:table-cell table:formula="of:=IF(ISBLANK([.B66]);0;IF(ISBLANK([.C66]);1;IF(ISBLANK([.D65]);2;3)))" office:value-type="float" office:value="0">
            <text:p>0</text:p>
          </table:table-cell>
          <table:table-cell office:value-type="float" office:value="9">
            <text:p>9</text:p>
          </table:table-cell>
          <table:table-cell table:formula="of:=READHEX(&quot;9&quot;)" office:value-type="float" office:value="9">
            <text:p>9</text:p>
          </table:table-cell>
          <table:table-cell table:style-name="ce155" table:formula="of:=IF([.F66]&lt;&gt;[.G66];0;1)" office:value-type="float" office:value="1">
            <text:p>PASS</text:p>
          </table:table-cell>
          <table:table-cell/>
        </table:table-row>
        <table:table-row table:style-name="ro2">
          <table:table-cell table:formula="of:=MID(FORMULA([.G67]);2;LEN(FORMULA([.G67]))-1)" office:value-type="string" office:string-value="READHEX(&quot;a&quot;)">
            <text:p>READHEX("a")</text:p>
          </table:table-cell>
          <table:table-cell table:number-columns-repeated="3"/>
          <table:table-cell table:formula="of:=IF(ISBLANK([.B67]);0;IF(ISBLANK([.C67]);1;IF(ISBLANK([.D66]);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7]&lt;&gt;[.G67];0;1)" office:value-type="float" office:value="1">
            <text:p>PASS</text:p>
          </table:table-cell>
          <table:table-cell/>
        </table:table-row>
        <table:table-row table:style-name="ro2">
          <table:table-cell table:formula="of:=MID(FORMULA([.G68]);2;LEN(FORMULA([.G68]))-1)" office:value-type="string" office:string-value="READHEX(&quot;A&quot;)">
            <text:p>READHEX("A")</text:p>
          </table:table-cell>
          <table:table-cell table:number-columns-repeated="3"/>
          <table:table-cell table:formula="of:=IF(ISBLANK([.B68]);0;IF(ISBLANK([.C68]);1;IF(ISBLANK([.D67]);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8]&lt;&gt;[.G68];0;1)" office:value-type="float" office:value="1">
            <text:p>PASS</text:p>
          </table:table-cell>
          <table:table-cell/>
        </table:table-row>
        <table:table-row table:style-name="ro2">
          <table:table-cell table:formula="of:=MID(FORMULA([.G69]);2;LEN(FORMULA([.G69]))-1)" office:value-type="string" office:string-value="READHEX(&quot;b&quot;)">
            <text:p>READHEX("b")</text:p>
          </table:table-cell>
          <table:table-cell table:number-columns-repeated="3"/>
          <table:table-cell table:formula="of:=IF(ISBLANK([.B69]);0;IF(ISBLANK([.C69]);1;IF(ISBLANK([.D68]);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69]&lt;&gt;[.G69];0;1)" office:value-type="float" office:value="1">
            <text:p>PASS</text:p>
          </table:table-cell>
          <table:table-cell/>
        </table:table-row>
        <table:table-row table:style-name="ro2">
          <table:table-cell table:formula="of:=MID(FORMULA([.G70]);2;LEN(FORMULA([.G70]))-1)" office:value-type="string" office:string-value="READHEX(&quot;B&quot;)">
            <text:p>READHEX("B")</text:p>
          </table:table-cell>
          <table:table-cell table:number-columns-repeated="3"/>
          <table:table-cell table:formula="of:=IF(ISBLANK([.B70]);0;IF(ISBLANK([.C70]);1;IF(ISBLANK([.D69]);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70]&lt;&gt;[.G70];0;1)" office:value-type="float" office:value="1">
            <text:p>PASS</text:p>
          </table:table-cell>
          <table:table-cell/>
        </table:table-row>
        <table:table-row table:style-name="ro2">
          <table:table-cell table:formula="of:=MID(FORMULA([.G71]);2;LEN(FORMULA([.G71]))-1)" office:value-type="string" office:string-value="READHEX(&quot;c&quot;)">
            <text:p>READHEX("c")</text:p>
          </table:table-cell>
          <table:table-cell table:number-columns-repeated="3"/>
          <table:table-cell table:formula="of:=IF(ISBLANK([.B71]);0;IF(ISBLANK([.C71]);1;IF(ISBLANK([.D70]);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1]&lt;&gt;[.G71];0;1)" office:value-type="float" office:value="1">
            <text:p>PASS</text:p>
          </table:table-cell>
          <table:table-cell/>
        </table:table-row>
        <table:table-row table:style-name="ro2">
          <table:table-cell table:formula="of:=MID(FORMULA([.G72]);2;LEN(FORMULA([.G72]))-1)" office:value-type="string" office:string-value="READHEX(&quot;C&quot;)">
            <text:p>READHEX("C")</text:p>
          </table:table-cell>
          <table:table-cell table:number-columns-repeated="3"/>
          <table:table-cell table:formula="of:=IF(ISBLANK([.B72]);0;IF(ISBLANK([.C72]);1;IF(ISBLANK([.D71]);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2]&lt;&gt;[.G72];0;1)" office:value-type="float" office:value="1">
            <text:p>PASS</text:p>
          </table:table-cell>
          <table:table-cell/>
        </table:table-row>
        <table:table-row table:style-name="ro2">
          <table:table-cell table:formula="of:=MID(FORMULA([.G73]);2;LEN(FORMULA([.G73]))-1)" office:value-type="string" office:string-value="READHEX(&quot;d&quot;)">
            <text:p>READHEX("d")</text:p>
          </table:table-cell>
          <table:table-cell table:number-columns-repeated="3"/>
          <table:table-cell table:formula="of:=IF(ISBLANK([.B73]);0;IF(ISBLANK([.C73]);1;IF(ISBLANK([.D72]);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3]&lt;&gt;[.G73];0;1)" office:value-type="float" office:value="1">
            <text:p>PASS</text:p>
          </table:table-cell>
          <table:table-cell/>
        </table:table-row>
        <table:table-row table:style-name="ro2">
          <table:table-cell table:formula="of:=MID(FORMULA([.G74]);2;LEN(FORMULA([.G74]))-1)" office:value-type="string" office:string-value="READHEX(&quot;D&quot;)">
            <text:p>READHEX("D")</text:p>
          </table:table-cell>
          <table:table-cell table:number-columns-repeated="3"/>
          <table:table-cell table:formula="of:=IF(ISBLANK([.B74]);0;IF(ISBLANK([.C74]);1;IF(ISBLANK([.D73]);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4]&lt;&gt;[.G74];0;1)" office:value-type="float" office:value="1">
            <text:p>PASS</text:p>
          </table:table-cell>
          <table:table-cell/>
        </table:table-row>
        <table:table-row table:style-name="ro2">
          <table:table-cell table:formula="of:=MID(FORMULA([.G75]);2;LEN(FORMULA([.G75]))-1)" office:value-type="string" office:string-value="READHEX(&quot;e&quot;)">
            <text:p>READHEX("e")</text:p>
          </table:table-cell>
          <table:table-cell table:number-columns-repeated="3"/>
          <table:table-cell table:formula="of:=IF(ISBLANK([.B75]);0;IF(ISBLANK([.C75]);1;IF(ISBLANK([.D74]);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5]&lt;&gt;[.G75];0;1)" office:value-type="float" office:value="1">
            <text:p>PASS</text:p>
          </table:table-cell>
          <table:table-cell/>
        </table:table-row>
        <table:table-row table:style-name="ro2">
          <table:table-cell table:formula="of:=MID(FORMULA([.G76]);2;LEN(FORMULA([.G76]))-1)" office:value-type="string" office:string-value="READHEX(&quot;E&quot;)">
            <text:p>READHEX("E")</text:p>
          </table:table-cell>
          <table:table-cell table:number-columns-repeated="3"/>
          <table:table-cell table:formula="of:=IF(ISBLANK([.B76]);0;IF(ISBLANK([.C76]);1;IF(ISBLANK([.D75]);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6]&lt;&gt;[.G76];0;1)" office:value-type="float" office:value="1">
            <text:p>PASS</text:p>
          </table:table-cell>
          <table:table-cell/>
        </table:table-row>
        <table:table-row table:style-name="ro2">
          <table:table-cell table:formula="of:=MID(FORMULA([.G77]);2;LEN(FORMULA([.G77]))-1)" office:value-type="string" office:string-value="READHEX(&quot;f&quot;)">
            <text:p>READHEX("f")</text:p>
          </table:table-cell>
          <table:table-cell table:number-columns-repeated="3"/>
          <table:table-cell table:formula="of:=IF(ISBLANK([.B77]);0;IF(ISBLANK([.C77]);1;IF(ISBLANK([.D76]);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7]&lt;&gt;[.G77];0;1)" office:value-type="float" office:value="1">
            <text:p>PASS</text:p>
          </table:table-cell>
          <table:table-cell/>
        </table:table-row>
        <table:table-row table:style-name="ro2">
          <table:table-cell table:formula="of:=MID(FORMULA([.G78]);2;LEN(FORMULA([.G78]))-1)" office:value-type="string" office:string-value="READHEX(&quot;F&quot;)">
            <text:p>READHEX("F")</text:p>
          </table:table-cell>
          <table:table-cell table:number-columns-repeated="3"/>
          <table:table-cell table:formula="of:=IF(ISBLANK([.B78]);0;IF(ISBLANK([.C78]);1;IF(ISBLANK([.D77]);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8]&lt;&gt;[.G78];0;1)" office:value-type="float" office:value="1">
            <text:p>PASS</text:p>
          </table:table-cell>
          <table:table-cell/>
        </table:table-row>
        <table:table-row table:style-name="ro2">
          <table:table-cell table:formula="of:=MID(FORMULA([.G79]);2;LEN(FORMULA([.G79]))-1)" office:value-type="string" office:string-value="READHEX(&quot;1F&quot;)">
            <text:p>READHEX("1F")</text:p>
          </table:table-cell>
          <table:table-cell table:number-columns-repeated="3"/>
          <table:table-cell table:formula="of:=IF(ISBLANK([.B79]);0;IF(ISBLANK([.C79]);1;IF(ISBLANK([.D78]);2;3)))" office:value-type="float" office:value="0">
            <text:p>0</text:p>
          </table:table-cell>
          <table:table-cell office:value-type="float" office:value="31">
            <text:p>31</text:p>
          </table:table-cell>
          <table:table-cell table:formula="of:=READHEX(&quot;1F&quot;)" office:value-type="float" office:value="31">
            <text:p>31</text:p>
          </table:table-cell>
          <table:table-cell table:style-name="ce155" table:formula="of:=IF([.F79]&lt;&gt;[.G79];0;1)" office:value-type="float" office:value="1">
            <text:p>PASS</text:p>
          </table:table-cell>
          <table:table-cell/>
        </table:table-row>
        <table:table-row table:style-name="ro2">
          <table:table-cell table:formula="of:=MID(FORMULA([.G80]);2;LEN(FORMULA([.G80]))-1)" office:value-type="string" office:string-value="READHEX(&quot;FF&quot;)">
            <text:p>READHEX("FF")</text:p>
          </table:table-cell>
          <table:table-cell table:number-columns-repeated="2"/>
          <table:table-cell/>
          <table:table-cell table:formula="of:=IF(ISBLANK([.B80]);0;IF(ISBLANK([.C80]);1;IF(ISBLANK([.D79]);2;3)))" office:value-type="float" office:value="0">
            <text:p>0</text:p>
          </table:table-cell>
          <table:table-cell office:value-type="float" office:value="255">
            <text:p>255</text:p>
          </table:table-cell>
          <table:table-cell table:formula="of:=READHEX(&quot;FF&quot;)" office:value-type="float" office:value="255">
            <text:p>255</text:p>
          </table:table-cell>
          <table:table-cell table:style-name="ce155" table:formula="of:=IF([.F80]&lt;&gt;[.G80];0;1)" office:value-type="float" office:value="1">
            <text:p>PASS</text:p>
          </table:table-cell>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82]);2;LEN(FORMULA([.G82]))-1)" office:value-type="string" office:string-value="GETDIM(B82:B82)">
            <text:p>GETDIM(B82:B82)</text:p>
          </table:table-cell>
          <table:table-cell office:value-type="string">
            <text:p>a</text:p>
          </table:table-cell>
          <table:table-cell office:value-type="string">
            <text:p>b</text:p>
          </table:table-cell>
          <table:table-cell office:value-type="string">
            <text:p>c</text:p>
          </table:table-cell>
          <table:table-cell table:formula="of:=IF(ISBLANK([.B82]);0;IF(ISBLANK([.C82]);1;IF(ISBLANK([.D81]);2;3)))" office:value-type="float" office:value="2">
            <text:p>2</text:p>
          </table:table-cell>
          <table:table-cell office:value-type="float" office:value="2">
            <text:p>2</text:p>
          </table:table-cell>
          <table:table-cell table:formula="of:=GETDIM([.B82:.B82])" office:value-type="float" office:value="2">
            <text:p>2</text:p>
          </table:table-cell>
          <table:table-cell table:style-name="ce155" table:formula="of:=IF([.F82]&lt;&gt;[.G82];0;1)" office:value-type="float" office:value="1">
            <text:p>PASS</text:p>
          </table:table-cell>
          <table:table-cell/>
        </table:table-row>
        <table:table-row table:style-name="ro2">
          <table:table-cell table:formula="of:=MID(FORMULA([.G83]);2;LEN(FORMULA([.G83]))-1)" office:value-type="string" office:string-value="GETDIM(B83:D83)">
            <text:p>GETDIM(B83:D83)</text:p>
          </table:table-cell>
          <table:table-cell office:value-type="string">
            <text:p>a</text:p>
          </table:table-cell>
          <table:table-cell office:value-type="string">
            <text:p>b</text:p>
          </table:table-cell>
          <table:table-cell office:value-type="string">
            <text:p>c</text:p>
          </table:table-cell>
          <table:table-cell table:formula="of:=IF(ISBLANK([.B83]);0;IF(ISBLANK([.C83]);1;IF(ISBLANK([.D82]);2;3)))" office:value-type="float" office:value="3">
            <text:p>3</text:p>
          </table:table-cell>
          <table:table-cell office:value-type="float" office:value="2">
            <text:p>2</text:p>
          </table:table-cell>
          <table:table-cell table:formula="of:=GETDIM([.B83:.D83])" office:value-type="float" office:value="2">
            <text:p>2</text:p>
          </table:table-cell>
          <table:table-cell table:style-name="ce155" table:formula="of:=IF([.F83]&lt;&gt;[.G83];0;1)" office:value-type="float" office:value="1">
            <text:p>PASS</text:p>
          </table:table-cell>
          <table:table-cell/>
        </table:table-row>
        <table:table-row table:style-name="ro2">
          <table:table-cell table:formula="of:=MID(FORMULA([.G84]);2;LEN(FORMULA([.G84]))-1)" office:value-type="string" office:string-value="GETDIM(B84:B85)">
            <text:p>GETDIM(B84:B85)</text:p>
          </table:table-cell>
          <table:table-cell office:value-type="string">
            <text:p>a</text:p>
          </table:table-cell>
          <table:table-cell office:value-type="string">
            <text:p>b</text:p>
          </table:table-cell>
          <table:table-cell office:value-type="string">
            <text:p>c</text:p>
          </table:table-cell>
          <table:table-cell table:formula="of:=IF(ISBLANK([.B84]);0;IF(ISBLANK([.C84]);1;IF(ISBLANK([.D83]);2;3)))" office:value-type="float" office:value="3">
            <text:p>3</text:p>
          </table:table-cell>
          <table:table-cell office:value-type="float" office:value="2">
            <text:p>2</text:p>
          </table:table-cell>
          <table:table-cell table:formula="of:=GETDIM([.B84:.B85])" office:value-type="float" office:value="2">
            <text:p>2</text:p>
          </table:table-cell>
          <table:table-cell table:style-name="ce155" table:formula="of:=IF([.F84]&lt;&gt;[.G84];0;1)" office:value-type="float" office:value="1">
            <text:p>PASS</text:p>
          </table:table-cell>
          <table:table-cell/>
        </table:table-row>
        <table:table-row table:style-name="ro2">
          <table:table-cell table:formula="of:=MID(FORMULA([.G85]);2;LEN(FORMULA([.G85]))-1)" office:value-type="string" office:string-value="GETDIM(B85:D86)">
            <text:p>GETDIM(B85:D86)</text:p>
          </table:table-cell>
          <table:table-cell office:value-type="string">
            <text:p>a</text:p>
          </table:table-cell>
          <table:table-cell office:value-type="string">
            <text:p>b</text:p>
          </table:table-cell>
          <table:table-cell office:value-type="string">
            <text:p>c</text:p>
          </table:table-cell>
          <table:table-cell table:formula="of:=IF(ISBLANK([.B85]);0;IF(ISBLANK([.C85]);1;IF(ISBLANK([.D84]);2;3)))" office:value-type="float" office:value="3">
            <text:p>3</text:p>
          </table:table-cell>
          <table:table-cell office:value-type="float" office:value="2">
            <text:p>2</text:p>
          </table:table-cell>
          <table:table-cell table:formula="of:=GETDIM([.B85:.D86])" office:value-type="float" office:value="2">
            <text:p>2</text:p>
          </table:table-cell>
          <table:table-cell table:style-name="ce155" table:formula="of:=IF([.F85]&lt;&gt;[.G85];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88]);2;LEN(FORMULA([.G88]))-1)" office:value-type="string" office:string-value="FOLDL(&quot;concat&quot;; &quot;XXX&quot;; B88:B88)">
            <text:p>FOLDL("concat"; "XXX"; B88:B88)</text:p>
          </table:table-cell>
          <table:table-cell office:value-type="string">
            <text:p>a</text:p>
          </table:table-cell>
          <table:table-cell office:value-type="string">
            <text:p>b</text:p>
          </table:table-cell>
          <table:table-cell office:value-type="string">
            <text:p>c</text:p>
          </table:table-cell>
          <table:table-cell table:formula="of:=IF(ISBLANK([.B88]);0;IF(ISBLANK([.C88]);1;IF(ISBLANK([.D87]);2;3)))" office:value-type="float" office:value="2">
            <text:p>2</text:p>
          </table:table-cell>
          <table:table-cell office:value-type="string">
            <text:p>XXXa</text:p>
          </table:table-cell>
          <table:table-cell table:style-name="ce154" table:formula="of:=FOLDL(&quot;concat&quot;; &quot;XXX&quot;; [.B88:.B88])">
            <text:p/>
          </table:table-cell>
          <table:table-cell table:style-name="ce155" table:formula="of:=IF([.F88]&lt;&gt;[.G88];0;1)" office:value-type="float" office:value="0">
            <text:p>FAIL</text:p>
          </table:table-cell>
          <table:table-cell/>
        </table:table-row>
        <table:table-row table:style-name="ro2">
          <table:table-cell table:formula="of:=MID(FORMULA([.G89]);2;LEN(FORMULA([.G89]))-1)" office:value-type="string" office:string-value="FOLDL(&quot;concat&quot;; &quot;XXX&quot;; B89:D89)">
            <text:p>FOLDL("concat"; "XXX"; B89:D89)</text:p>
          </table:table-cell>
          <table:table-cell office:value-type="string">
            <text:p>a</text:p>
          </table:table-cell>
          <table:table-cell office:value-type="string">
            <text:p>b</text:p>
          </table:table-cell>
          <table:table-cell office:value-type="string">
            <text:p>c</text:p>
          </table:table-cell>
          <table:table-cell table:formula="of:=IF(ISBLANK([.B89]);0;IF(ISBLANK([.C89]);1;IF(ISBLANK([.D88]);2;3)))" office:value-type="float" office:value="3">
            <text:p>3</text:p>
          </table:table-cell>
          <table:table-cell office:value-type="string">
            <text:p>XXXabc</text:p>
          </table:table-cell>
          <table:table-cell table:formula="of:=FOLDL(&quot;concat&quot;; &quot;XXX&quot;; [.B89:.D89])">
            <text:p/>
          </table:table-cell>
          <table:table-cell table:style-name="ce155" table:formula="of:=IF([.F89]&lt;&gt;[.G89];0;1)" office:value-type="float" office:value="0">
            <text:p>FAIL</text:p>
          </table:table-cell>
          <table:table-cell/>
        </table:table-row>
        <table:table-row table:style-name="ro2">
          <table:table-cell table:formula="of:=MID(FORMULA([.G90]);2;LEN(FORMULA([.G90]))-1)" office:value-type="string" office:string-value="FOLDL(&quot;concat&quot;; &quot;XXX&quot;; B90:D91)">
            <text:p>FOLDL("concat"; "XXX"; B90:D91)</text:p>
          </table:table-cell>
          <table:table-cell office:value-type="string">
            <text:p>a</text:p>
          </table:table-cell>
          <table:table-cell office:value-type="string">
            <text:p>b</text:p>
          </table:table-cell>
          <table:table-cell office:value-type="string">
            <text:p>c</text:p>
          </table:table-cell>
          <table:table-cell table:formula="of:=IF(ISBLANK([.B90]);0;IF(ISBLANK([.C90]);1;IF(ISBLANK([.D89]);2;3)))" office:value-type="float" office:value="3">
            <text:p>3</text:p>
          </table:table-cell>
          <table:table-cell office:value-type="string">
            <text:p>XXXabcdef</text:p>
          </table:table-cell>
          <table:table-cell table:formula="of:=FOLDL(&quot;concat&quot;; &quot;XXX&quot;; [.B90:.D91])">
            <text:p/>
          </table:table-cell>
          <table:table-cell table:style-name="ce155" table:formula="of:=IF([.F90]&lt;&gt;[.G90];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2">
          <table:table-cell table:formula="of:=MID(FORMULA([.G93]);2;LEN(FORMULA([.G93]))-1)" office:value-type="string" office:string-value="FOLDR(&quot;concat&quot;; &quot;XXX&quot;; B93:B93)">
            <text:p>FOLDR("concat"; "XXX"; B93:B93)</text:p>
          </table:table-cell>
          <table:table-cell office:value-type="string">
            <text:p>a</text:p>
          </table:table-cell>
          <table:table-cell office:value-type="string">
            <text:p>b</text:p>
          </table:table-cell>
          <table:table-cell office:value-type="string">
            <text:p>c</text:p>
          </table:table-cell>
          <table:table-cell table:formula="of:=IF(ISBLANK([.B93]);0;IF(ISBLANK([.C93]);1;IF(ISBLANK([.D87]);2;3)))" office:value-type="float" office:value="2">
            <text:p>2</text:p>
          </table:table-cell>
          <table:table-cell office:value-type="string">
            <text:p>aXXX</text:p>
          </table:table-cell>
          <table:table-cell table:style-name="ce154" table:formula="of:=FOLDR(&quot;concat&quot;; &quot;XXX&quot;; [.B93:.B93])">
            <text:p/>
          </table:table-cell>
          <table:table-cell table:style-name="ce155" table:formula="of:=IF([.F93]&lt;&gt;[.G93];0;1)" office:value-type="float" office:value="0">
            <text:p>FAIL</text:p>
          </table:table-cell>
          <table:table-cell/>
        </table:table-row>
        <table:table-row table:style-name="ro2">
          <table:table-cell table:formula="of:=MID(FORMULA([.G94]);2;LEN(FORMULA([.G94]))-1)" office:value-type="string" office:string-value="FOLDR(&quot;concat&quot;; &quot;XXX&quot;; B94:D94)">
            <text:p>FOLDR("concat"; "XXX"; B94:D94)</text:p>
          </table:table-cell>
          <table:table-cell office:value-type="string">
            <text:p>a</text:p>
          </table:table-cell>
          <table:table-cell office:value-type="string">
            <text:p>b</text:p>
          </table:table-cell>
          <table:table-cell office:value-type="string">
            <text:p>c</text:p>
          </table:table-cell>
          <table:table-cell table:formula="of:=IF(ISBLANK([.B94]);0;IF(ISBLANK([.C94]);1;IF(ISBLANK([.D93]);2;3)))" office:value-type="float" office:value="3">
            <text:p>3</text:p>
          </table:table-cell>
          <table:table-cell office:value-type="string">
            <text:p>abcXXX</text:p>
          </table:table-cell>
          <table:table-cell table:formula="of:=FOLDR(&quot;concat&quot;; &quot;XXX&quot;; [.B94:.D94])">
            <text:p/>
          </table:table-cell>
          <table:table-cell table:style-name="ce155" table:formula="of:=IF([.F94]&lt;&gt;[.G94];0;1)" office:value-type="float" office:value="0">
            <text:p>FAIL</text:p>
          </table:table-cell>
          <table:table-cell/>
        </table:table-row>
        <table:table-row table:style-name="ro2">
          <table:table-cell table:formula="of:=MID(FORMULA([.G95]);2;LEN(FORMULA([.G95]))-1)" office:value-type="string" office:string-value="FOLDR(&quot;concat&quot;; &quot;XXX&quot;; B95:D96)">
            <text:p>FOLDR("concat"; "XXX"; B95:D96)</text:p>
          </table:table-cell>
          <table:table-cell office:value-type="string">
            <text:p>a</text:p>
          </table:table-cell>
          <table:table-cell office:value-type="string">
            <text:p>b</text:p>
          </table:table-cell>
          <table:table-cell office:value-type="string">
            <text:p>c</text:p>
          </table:table-cell>
          <table:table-cell table:formula="of:=IF(ISBLANK([.B95]);0;IF(ISBLANK([.C95]);1;IF(ISBLANK([.D94]);2;3)))" office:value-type="float" office:value="3">
            <text:p>3</text:p>
          </table:table-cell>
          <table:table-cell office:value-type="string">
            <text:p>abcdefXXX</text:p>
          </table:table-cell>
          <table:table-cell table:formula="of:=FOLDR(&quot;concat&quot;; &quot;XXX&quot;; [.B95:.D96])">
            <text:p/>
          </table:table-cell>
          <table:table-cell table:style-name="ce155" table:formula="of:=IF([.F95]&lt;&gt;[.G95];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98]);2;LEN(FORMULA([.G98]))-1)" office:value-type="string" office:string-value="PARSE(&quot;pWs&quot;; &quot;asdf&quot;)">
            <text:p>PARSE("pWs"; "asdf")</text:p>
          </table:table-cell>
          <table:table-cell table:number-columns-repeated="3"/>
          <table:table-cell table:formula="of:=IF(ISBLANK([.B98]);0;IF(ISBLANK([.C98]);1;IF(ISBLANK([.D97]);2;3)))" office:value-type="float" office:value="0">
            <text:p>0</text:p>
          </table:table-cell>
          <table:table-cell office:value-type="string">
            <text:p>Empty</text:p>
          </table:table-cell>
          <table:table-cell table:formula="of:=PARSE(&quot;pWs&quot;; &quot;asdf&quot;)">
            <text:p/>
          </table:table-cell>
          <table:table-cell table:style-name="ce155" table:formula="of:=IF([.F98]&lt;&gt;[.G98];0;1)" office:value-type="float" office:value="0">
            <text:p>FAIL</text:p>
          </table:table-cell>
          <table:table-cell/>
        </table:table-row>
        <table:table-row table:style-name="ro2">
          <table:table-cell table:formula="of:=MID(FORMULA([.G99]);2;LEN(FORMULA([.G99]))-1)" office:value-type="string" office:string-value="PARSE(&quot;pWs&quot;; &quot; asdf&quot;)">
            <text:p>PARSE("pWs"; " asdf")</text:p>
          </table:table-cell>
          <table:table-cell table:number-columns-repeated="3"/>
          <table:table-cell table:formula="of:=IF(ISBLANK([.B99]);0;IF(ISBLANK([.C99]);1;IF(ISBLANK([.D98]);2;3)))" office:value-type="float" office:value="0">
            <text:p>0</text:p>
          </table:table-cell>
          <table:table-cell office:value-type="string">
            <text:p>Array(' ', 2)</text:p>
          </table:table-cell>
          <table:table-cell table:formula="of:=PARSE(&quot;pWs&quot;; &quot; asdf&quot;)">
            <text:p/>
          </table:table-cell>
          <table:table-cell table:style-name="ce155" table:formula="of:=IF([.F99]&lt;&gt;[.G99];0;1)" office:value-type="float" office:value="0">
            <text:p>FAIL</text:p>
          </table:table-cell>
          <table:table-cell/>
        </table:table-row>
        <table:table-row table:style-name="ro2">
          <table:table-cell table:formula="of:=MID(FORMULA([.G100]);2;LEN(FORMULA([.G100]))-1)" office:value-type="string" office:string-value="PARSE(&quot;pWs&quot;; &quot;  asdf&quot;)">
            <text:p>PARSE("pWs"; " <text:s/>asdf")</text:p>
          </table:table-cell>
          <table:table-cell table:number-columns-repeated="3"/>
          <table:table-cell table:formula="of:=IF(ISBLANK([.B100]);0;IF(ISBLANK([.C100]);1;IF(ISBLANK([.D99]);2;3)))" office:value-type="float" office:value="0">
            <text:p>0</text:p>
          </table:table-cell>
          <table:table-cell office:value-type="string">
            <text:p>Array(' ', 2)</text:p>
          </table:table-cell>
          <table:table-cell table:formula="of:=PARSE(&quot;pWs&quot;; &quot;  asdf&quot;)">
            <text:p/>
          </table:table-cell>
          <table:table-cell table:style-name="ce155" table:formula="of:=IF([.F100]&lt;&gt;[.G100];0;1)" office:value-type="float" office:value="0">
            <text:p>FAIL</text:p>
          </table:table-cell>
          <table:table-cell/>
        </table:table-row>
        <table:table-row table:style-name="ro2">
          <table:table-cell table:formula="of:=MID(FORMULA([.G101]);2;LEN(FORMULA([.G101]))-1)" office:value-type="string" office:string-value="PARSE(&quot;pWs&quot;; ZEICHEN(9) &amp; &quot;asdf&quot;)">
            <text:p>PARSE("pWs"; ZEICHEN(9) &amp; "asdf")</text:p>
          </table:table-cell>
          <table:table-cell table:number-columns-repeated="3"/>
          <table:table-cell table:formula="of:=IF(ISBLANK([.B101]);0;IF(ISBLANK([.C101]);1;IF(ISBLANK([.D100]);2;3)))" office:value-type="float" office:value="0">
            <text:p>0</text:p>
          </table:table-cell>
          <table:table-cell office:value-type="string">
            <text:p>Array('\t', 2)</text:p>
          </table:table-cell>
          <table:table-cell table:formula="of:=PARSE(&quot;pWs&quot;; CHAR(9) &amp; &quot;asdf&quot;)">
            <text:p/>
          </table:table-cell>
          <table:table-cell table:style-name="ce155" table:formula="of:=IF([.F101]&lt;&gt;[.G101];0;1)" office:value-type="float" office:value="0">
            <text:p>FAIL</text:p>
          </table:table-cell>
          <table:table-cell/>
        </table:table-row>
        <table:table-row table:style-name="ro2">
          <table:table-cell table:formula="of:=MID(FORMULA([.G102]);2;LEN(FORMULA([.G102]))-1)" office:value-type="string" office:string-value="PARSE(&quot;pWs&quot;; ZEICHEN(9) &amp; ZEICHEN(9) &amp; &quot;asdf&quot;)">
            <text:p>PARSE("pWs"; ZEICHEN(9) &amp; ZEICHEN(9) &amp; "asdf")</text:p>
          </table:table-cell>
          <table:table-cell table:number-columns-repeated="3"/>
          <table:table-cell table:formula="of:=IF(ISBLANK([.B102]);0;IF(ISBLANK([.C102]);1;IF(ISBLANK([.D101]);2;3)))" office:value-type="float" office:value="0">
            <text:p>0</text:p>
          </table:table-cell>
          <table:table-cell office:value-type="string">
            <text:p>Array('\t', 2)</text:p>
          </table:table-cell>
          <table:table-cell table:formula="of:=PARSE(&quot;pWs&quot;; CHAR(9) &amp; CHAR(9) &amp; &quot;asdf&quot;)">
            <text:p/>
          </table:table-cell>
          <table:table-cell table:style-name="ce155" table:formula="of:=IF([.F102]&lt;&gt;[.G102];0;1)" office:value-type="float" office:value="0">
            <text:p>FAIL</text:p>
          </table:table-cell>
          <table:table-cell/>
        </table:table-row>
        <table:table-row table:style-name="ro2">
          <table:table-cell table:formula="of:=MID(FORMULA([.G103]);2;LEN(FORMULA([.G103]))-1)" office:value-type="string" office:string-value="PARSE(&quot;pWs&quot;; ZEICHEN(13) &amp; &quot;asdf&quot;)">
            <text:p>PARSE("pWs"; ZEICHEN(13) &amp; "asdf")</text:p>
          </table:table-cell>
          <table:table-cell table:number-columns-repeated="3"/>
          <table:table-cell table:formula="of:=IF(ISBLANK([.B103]);0;IF(ISBLANK([.C103]);1;IF(ISBLANK([.D102]);2;3)))" office:value-type="float" office:value="0">
            <text:p>0</text:p>
          </table:table-cell>
          <table:table-cell office:value-type="string">
            <text:p>Empty</text:p>
          </table:table-cell>
          <table:table-cell table:formula="of:=PARSE(&quot;pWs&quot;; CHAR(13) &amp; &quot;asdf&quot;)">
            <text:p/>
          </table:table-cell>
          <table:table-cell table:style-name="ce155" table:formula="of:=IF([.F103]&lt;&gt;[.G103];0;1)" office:value-type="float" office:value="0">
            <text:p>FAIL</text:p>
          </table:table-cell>
          <table:table-cell/>
        </table:table-row>
        <table:table-row table:style-name="ro2">
          <table:table-cell table:formula="of:=MID(FORMULA([.G104]);2;LEN(FORMULA([.G104]))-1)" office:value-type="string" office:string-value="PARSE(&quot;pWs&quot;; ZEICHEN(13) &amp; ZEICHEN(9) &amp; &quot;asdf&quot;)">
            <text:p>PARSE("pWs"; ZEICHEN(13) &amp; ZEICHEN(9) &amp; "asdf")</text:p>
          </table:table-cell>
          <table:table-cell table:number-columns-repeated="3"/>
          <table:table-cell table:formula="of:=IF(ISBLANK([.B104]);0;IF(ISBLANK([.C104]);1;IF(ISBLANK([.D103]);2;3)))" office:value-type="float" office:value="0">
            <text:p>0</text:p>
          </table:table-cell>
          <table:table-cell office:value-type="string">
            <text:p>Empty</text:p>
          </table:table-cell>
          <table:table-cell table:formula="of:=PARSE(&quot;pWs&quot;; CHAR(13) &amp; CHAR(9) &amp; &quot;asdf&quot;)">
            <text:p/>
          </table:table-cell>
          <table:table-cell table:style-name="ce155" table:formula="of:=IF([.F104]&lt;&gt;[.G104];0;1)" office:value-type="float" office:value="0">
            <text:p>FAIL</text:p>
          </table:table-cell>
          <table:table-cell/>
        </table:table-row>
        <table:table-row table:style-name="ro2">
          <table:table-cell/>
          <table:table-cell table:number-columns-repeated="3"/>
          <table:table-cell table:formula="of:=IF(ISBLANK([.B105]);0;IF(ISBLANK([.C105]);1;IF(ISBLANK([.D104]);2;3)))" office:value-type="float" office:value="0">
            <text:p>0</text:p>
          </table:table-cell>
          <table:table-cell table:number-columns-repeated="4"/>
        </table:table-row>
        <table:table-row table:style-name="ro2">
          <table:table-cell table:formula="of:=MID(FORMULA([.G106]);2;LEN(FORMULA([.G106]))-1)" office:value-type="string" office:string-value="PARSE(&quot;pBinDigit&quot;; &quot;asdf&quot;)">
            <text:p>PARSE("pBinDigit"; "asdf")</text:p>
          </table:table-cell>
          <table:table-cell table:number-columns-repeated="3"/>
          <table:table-cell table:formula="of:=IF(ISBLANK([.B106]);0;IF(ISBLANK([.C106]);1;IF(ISBLANK([.D105]);2;3)))" office:value-type="float" office:value="0">
            <text:p>0</text:p>
          </table:table-cell>
          <table:table-cell office:value-type="string">
            <text:p>Empty</text:p>
          </table:table-cell>
          <table:table-cell table:formula="of:=PARSE(&quot;pBinDigit&quot;; &quot;asdf&quot;)">
            <text:p/>
          </table:table-cell>
          <table:table-cell table:style-name="ce155" table:formula="of:=IF([.F106]&lt;&gt;[.G106];0;1)" office:value-type="float" office:value="0">
            <text:p>FAIL</text:p>
          </table:table-cell>
          <table:table-cell/>
        </table:table-row>
        <table:table-row table:style-name="ro2">
          <table:table-cell table:formula="of:=MID(FORMULA([.G107]);2;LEN(FORMULA([.G107]))-1)" office:value-type="string" office:string-value="PARSE(&quot;pBinDigit&quot;; &quot;0asdf&quot;)">
            <text:p>PARSE("pBinDigit"; "0asdf")</text:p>
          </table:table-cell>
          <table:table-cell table:number-columns-repeated="3"/>
          <table:table-cell table:formula="of:=IF(ISBLANK([.B107]);0;IF(ISBLANK([.C107]);1;IF(ISBLANK([.D106]);2;3)))" office:value-type="float" office:value="0">
            <text:p>0</text:p>
          </table:table-cell>
          <table:table-cell office:value-type="string">
            <text:p>Array('0', 2)</text:p>
          </table:table-cell>
          <table:table-cell table:formula="of:=PARSE(&quot;pBinDigit&quot;; &quot;0asdf&quot;)">
            <text:p/>
          </table:table-cell>
          <table:table-cell table:style-name="ce155" table:formula="of:=IF([.F107]&lt;&gt;[.G107];0;1)" office:value-type="float" office:value="0">
            <text:p>FAIL</text:p>
          </table:table-cell>
          <table:table-cell/>
        </table:table-row>
        <table:table-row table:style-name="ro2">
          <table:table-cell table:formula="of:=MID(FORMULA([.G108]);2;LEN(FORMULA([.G108]))-1)" office:value-type="string" office:string-value="PARSE(&quot;pBinDigit&quot;; &quot;1asdf&quot;)">
            <text:p>PARSE("pBinDigit"; "1asdf")</text:p>
          </table:table-cell>
          <table:table-cell table:number-columns-repeated="3"/>
          <table:table-cell table:formula="of:=IF(ISBLANK([.B108]);0;IF(ISBLANK([.C108]);1;IF(ISBLANK([.D107]);2;3)))" office:value-type="float" office:value="0">
            <text:p>0</text:p>
          </table:table-cell>
          <table:table-cell office:value-type="string">
            <text:p>Array('1', 2)</text:p>
          </table:table-cell>
          <table:table-cell table:formula="of:=PARSE(&quot;pBinDigit&quot;; &quot;1asdf&quot;)">
            <text:p/>
          </table:table-cell>
          <table:table-cell table:style-name="ce155" table:formula="of:=IF([.F108]&lt;&gt;[.G108];0;1)" office:value-type="float" office:value="0">
            <text:p>FAIL</text:p>
          </table:table-cell>
          <table:table-cell/>
        </table:table-row>
        <table:table-row table:style-name="ro2">
          <table:table-cell table:formula="of:=MID(FORMULA([.G109]);2;LEN(FORMULA([.G109]))-1)" office:value-type="string" office:string-value="PARSE(&quot;pBinDigit&quot;; &quot;2asdf&quot;)">
            <text:p>PARSE("pBinDigit"; "2asdf")</text:p>
          </table:table-cell>
          <table:table-cell table:number-columns-repeated="3"/>
          <table:table-cell table:formula="of:=IF(ISBLANK([.B109]);0;IF(ISBLANK([.C109]);1;IF(ISBLANK([.D108]);2;3)))" office:value-type="float" office:value="0">
            <text:p>0</text:p>
          </table:table-cell>
          <table:table-cell office:value-type="string">
            <text:p>Empty</text:p>
          </table:table-cell>
          <table:table-cell table:formula="of:=PARSE(&quot;pBinDigit&quot;; &quot;2asdf&quot;)">
            <text:p/>
          </table:table-cell>
          <table:table-cell table:style-name="ce155" table:formula="of:=IF([.F109]&lt;&gt;[.G109];0;1)" office:value-type="float" office:value="0">
            <text:p>FAIL</text:p>
          </table:table-cell>
          <table:table-cell/>
        </table:table-row>
        <table:table-row table:style-name="ro2">
          <table:table-cell/>
          <table:table-cell table:number-columns-repeated="3"/>
          <table:table-cell table:formula="of:=IF(ISBLANK([.B110]);0;IF(ISBLANK([.C110]);1;IF(ISBLANK([.D109]);2;3)))" office:value-type="float" office:value="0">
            <text:p>0</text:p>
          </table:table-cell>
          <table:table-cell table:number-columns-repeated="4"/>
        </table:table-row>
        <table:table-row table:style-name="ro2">
          <table:table-cell table:formula="of:=MID(FORMULA([.G111]);2;LEN(FORMULA([.G111]))-1)" office:value-type="string" office:string-value="PARSE(&quot;pDecDigit&quot;; &quot;asdf&quot;)">
            <text:p>PARSE("pDecDigit"; "asdf")</text:p>
          </table:table-cell>
          <table:table-cell table:number-columns-repeated="3"/>
          <table:table-cell table:formula="of:=IF(ISBLANK([.B111]);0;IF(ISBLANK([.C111]);1;IF(ISBLANK([.D110]);2;3)))" office:value-type="float" office:value="0">
            <text:p>0</text:p>
          </table:table-cell>
          <table:table-cell office:value-type="string">
            <text:p>Empty</text:p>
          </table:table-cell>
          <table:table-cell table:formula="of:=PARSE(&quot;pDecDigit&quot;; &quot;asdf&quot;)">
            <text:p/>
          </table:table-cell>
          <table:table-cell table:style-name="ce155" table:formula="of:=IF([.F111]&lt;&gt;[.G111];0;1)" office:value-type="float" office:value="0">
            <text:p>FAIL</text:p>
          </table:table-cell>
          <table:table-cell/>
        </table:table-row>
        <table:table-row table:style-name="ro2">
          <table:table-cell table:formula="of:=MID(FORMULA([.G112]);2;LEN(FORMULA([.G112]))-1)" office:value-type="string" office:string-value="PARSE(&quot;pDecDigit&quot;; &quot;0asdf&quot;)">
            <text:p>PARSE("pDecDigit"; "0asdf")</text:p>
          </table:table-cell>
          <table:table-cell table:number-columns-repeated="3"/>
          <table:table-cell table:formula="of:=IF(ISBLANK([.B112]);0;IF(ISBLANK([.C112]);1;IF(ISBLANK([.D111]);2;3)))" office:value-type="float" office:value="0">
            <text:p>0</text:p>
          </table:table-cell>
          <table:table-cell office:value-type="string">
            <text:p>Array('0', 2)</text:p>
          </table:table-cell>
          <table:table-cell table:formula="of:=PARSE(&quot;pDecDigit&quot;; &quot;0asdf&quot;)">
            <text:p/>
          </table:table-cell>
          <table:table-cell table:style-name="ce155" table:formula="of:=IF([.F112]&lt;&gt;[.G112];0;1)" office:value-type="float" office:value="0">
            <text:p>FAIL</text:p>
          </table:table-cell>
          <table:table-cell/>
        </table:table-row>
        <table:table-row table:style-name="ro2">
          <table:table-cell table:formula="of:=MID(FORMULA([.G113]);2;LEN(FORMULA([.G113]))-1)" office:value-type="string" office:string-value="PARSE(&quot;pDecDigit&quot;; &quot;1asdf&quot;)">
            <text:p>PARSE("pDecDigit"; "1asdf")</text:p>
          </table:table-cell>
          <table:table-cell table:number-columns-repeated="3"/>
          <table:table-cell table:formula="of:=IF(ISBLANK([.B113]);0;IF(ISBLANK([.C113]);1;IF(ISBLANK([.D112]);2;3)))" office:value-type="float" office:value="0">
            <text:p>0</text:p>
          </table:table-cell>
          <table:table-cell office:value-type="string">
            <text:p>Array('1', 2)</text:p>
          </table:table-cell>
          <table:table-cell table:formula="of:=PARSE(&quot;pDecDigit&quot;; &quot;1asdf&quot;)">
            <text:p/>
          </table:table-cell>
          <table:table-cell table:style-name="ce155" table:formula="of:=IF([.F113]&lt;&gt;[.G113];0;1)" office:value-type="float" office:value="0">
            <text:p>FAIL</text:p>
          </table:table-cell>
          <table:table-cell/>
        </table:table-row>
        <table:table-row table:style-name="ro2">
          <table:table-cell table:formula="of:=MID(FORMULA([.G114]);2;LEN(FORMULA([.G114]))-1)" office:value-type="string" office:string-value="PARSE(&quot;pDecDigit&quot;; &quot;2asdf&quot;)">
            <text:p>PARSE("pDecDigit"; "2asdf")</text:p>
          </table:table-cell>
          <table:table-cell table:number-columns-repeated="3"/>
          <table:table-cell table:formula="of:=IF(ISBLANK([.B114]);0;IF(ISBLANK([.C114]);1;IF(ISBLANK([.D113]);2;3)))" office:value-type="float" office:value="0">
            <text:p>0</text:p>
          </table:table-cell>
          <table:table-cell office:value-type="string">
            <text:p>Array('2', 2)</text:p>
          </table:table-cell>
          <table:table-cell table:formula="of:=PARSE(&quot;pDecDigit&quot;; &quot;2asdf&quot;)">
            <text:p/>
          </table:table-cell>
          <table:table-cell table:style-name="ce155" table:formula="of:=IF([.F114]&lt;&gt;[.G114];0;1)" office:value-type="float" office:value="0">
            <text:p>FAIL</text:p>
          </table:table-cell>
          <table:table-cell/>
        </table:table-row>
        <table:table-row table:style-name="ro2">
          <table:table-cell table:formula="of:=MID(FORMULA([.G115]);2;LEN(FORMULA([.G115]))-1)" office:value-type="string" office:string-value="PARSE(&quot;pDecDigit&quot;; &quot;3asdf&quot;)">
            <text:p>PARSE("pDecDigit"; "3asdf")</text:p>
          </table:table-cell>
          <table:table-cell table:number-columns-repeated="3"/>
          <table:table-cell table:formula="of:=IF(ISBLANK([.B115]);0;IF(ISBLANK([.C115]);1;IF(ISBLANK([.D114]);2;3)))" office:value-type="float" office:value="0">
            <text:p>0</text:p>
          </table:table-cell>
          <table:table-cell office:value-type="string">
            <text:p>Array('3', 2)</text:p>
          </table:table-cell>
          <table:table-cell table:formula="of:=PARSE(&quot;pDecDigit&quot;; &quot;3asdf&quot;)">
            <text:p/>
          </table:table-cell>
          <table:table-cell table:style-name="ce155" table:formula="of:=IF([.F115]&lt;&gt;[.G115];0;1)" office:value-type="float" office:value="0">
            <text:p>FAIL</text:p>
          </table:table-cell>
          <table:table-cell/>
        </table:table-row>
        <table:table-row table:style-name="ro2">
          <table:table-cell table:formula="of:=MID(FORMULA([.G116]);2;LEN(FORMULA([.G116]))-1)" office:value-type="string" office:string-value="PARSE(&quot;pDecDigit&quot;; &quot;4asdf&quot;)">
            <text:p>PARSE("pDecDigit"; "4asdf")</text:p>
          </table:table-cell>
          <table:table-cell table:number-columns-repeated="3"/>
          <table:table-cell table:formula="of:=IF(ISBLANK([.B116]);0;IF(ISBLANK([.C116]);1;IF(ISBLANK([.D115]);2;3)))" office:value-type="float" office:value="0">
            <text:p>0</text:p>
          </table:table-cell>
          <table:table-cell office:value-type="string">
            <text:p>Array('4', 2)</text:p>
          </table:table-cell>
          <table:table-cell table:formula="of:=PARSE(&quot;pDecDigit&quot;; &quot;4asdf&quot;)">
            <text:p/>
          </table:table-cell>
          <table:table-cell table:style-name="ce155" table:formula="of:=IF([.F116]&lt;&gt;[.G116];0;1)" office:value-type="float" office:value="0">
            <text:p>FAIL</text:p>
          </table:table-cell>
          <table:table-cell/>
        </table:table-row>
        <table:table-row table:style-name="ro2">
          <table:table-cell table:formula="of:=MID(FORMULA([.G117]);2;LEN(FORMULA([.G117]))-1)" office:value-type="string" office:string-value="PARSE(&quot;pDecDigit&quot;; &quot;5asdf&quot;)">
            <text:p>PARSE("pDecDigit"; "5asdf")</text:p>
          </table:table-cell>
          <table:table-cell table:number-columns-repeated="3"/>
          <table:table-cell table:formula="of:=IF(ISBLANK([.B117]);0;IF(ISBLANK([.C117]);1;IF(ISBLANK([.D116]);2;3)))" office:value-type="float" office:value="0">
            <text:p>0</text:p>
          </table:table-cell>
          <table:table-cell office:value-type="string">
            <text:p>Array('5', 2)</text:p>
          </table:table-cell>
          <table:table-cell table:formula="of:=PARSE(&quot;pDecDigit&quot;; &quot;5asdf&quot;)">
            <text:p/>
          </table:table-cell>
          <table:table-cell table:style-name="ce155" table:formula="of:=IF([.F117]&lt;&gt;[.G117];0;1)" office:value-type="float" office:value="0">
            <text:p>FAIL</text:p>
          </table:table-cell>
          <table:table-cell/>
        </table:table-row>
        <table:table-row table:style-name="ro2">
          <table:table-cell table:formula="of:=MID(FORMULA([.G118]);2;LEN(FORMULA([.G118]))-1)" office:value-type="string" office:string-value="PARSE(&quot;pDecDigit&quot;; &quot;6asdf&quot;)">
            <text:p>PARSE("pDecDigit"; "6asdf")</text:p>
          </table:table-cell>
          <table:table-cell table:number-columns-repeated="3"/>
          <table:table-cell table:formula="of:=IF(ISBLANK([.B118]);0;IF(ISBLANK([.C118]);1;IF(ISBLANK([.D117]);2;3)))" office:value-type="float" office:value="0">
            <text:p>0</text:p>
          </table:table-cell>
          <table:table-cell office:value-type="string">
            <text:p>Array('6', 2)</text:p>
          </table:table-cell>
          <table:table-cell table:formula="of:=PARSE(&quot;pDecDigit&quot;; &quot;6asdf&quot;)">
            <text:p/>
          </table:table-cell>
          <table:table-cell table:style-name="ce155" table:formula="of:=IF([.F118]&lt;&gt;[.G118];0;1)" office:value-type="float" office:value="0">
            <text:p>FAIL</text:p>
          </table:table-cell>
          <table:table-cell/>
        </table:table-row>
        <table:table-row table:style-name="ro2">
          <table:table-cell table:formula="of:=MID(FORMULA([.G119]);2;LEN(FORMULA([.G119]))-1)" office:value-type="string" office:string-value="PARSE(&quot;pDecDigit&quot;; &quot;7asdf&quot;)">
            <text:p>PARSE("pDecDigit"; "7asdf")</text:p>
          </table:table-cell>
          <table:table-cell table:number-columns-repeated="3"/>
          <table:table-cell table:formula="of:=IF(ISBLANK([.B119]);0;IF(ISBLANK([.C119]);1;IF(ISBLANK([.D118]);2;3)))" office:value-type="float" office:value="0">
            <text:p>0</text:p>
          </table:table-cell>
          <table:table-cell office:value-type="string">
            <text:p>Array('7', 2)</text:p>
          </table:table-cell>
          <table:table-cell table:formula="of:=PARSE(&quot;pDecDigit&quot;; &quot;7asdf&quot;)">
            <text:p/>
          </table:table-cell>
          <table:table-cell table:style-name="ce155" table:formula="of:=IF([.F119]&lt;&gt;[.G119];0;1)" office:value-type="float" office:value="0">
            <text:p>FAIL</text:p>
          </table:table-cell>
          <table:table-cell/>
        </table:table-row>
        <table:table-row table:style-name="ro2">
          <table:table-cell table:formula="of:=MID(FORMULA([.G120]);2;LEN(FORMULA([.G120]))-1)" office:value-type="string" office:string-value="PARSE(&quot;pDecDigit&quot;; &quot;8asdf&quot;)">
            <text:p>PARSE("pDecDigit"; "8asdf")</text:p>
          </table:table-cell>
          <table:table-cell table:number-columns-repeated="3"/>
          <table:table-cell table:formula="of:=IF(ISBLANK([.B120]);0;IF(ISBLANK([.C120]);1;IF(ISBLANK([.D119]);2;3)))" office:value-type="float" office:value="0">
            <text:p>0</text:p>
          </table:table-cell>
          <table:table-cell office:value-type="string">
            <text:p>Array('8', 2)</text:p>
          </table:table-cell>
          <table:table-cell table:formula="of:=PARSE(&quot;pDecDigit&quot;; &quot;8asdf&quot;)">
            <text:p/>
          </table:table-cell>
          <table:table-cell table:style-name="ce155" table:formula="of:=IF([.F120]&lt;&gt;[.G120];0;1)" office:value-type="float" office:value="0">
            <text:p>FAIL</text:p>
          </table:table-cell>
          <table:table-cell/>
        </table:table-row>
        <table:table-row table:style-name="ro2">
          <table:table-cell table:formula="of:=MID(FORMULA([.G121]);2;LEN(FORMULA([.G121]))-1)" office:value-type="string" office:string-value="PARSE(&quot;pDecDigit&quot;; &quot;9asdf&quot;)">
            <text:p>PARSE("pDecDigit"; "9asdf")</text:p>
          </table:table-cell>
          <table:table-cell table:number-columns-repeated="3"/>
          <table:table-cell table:formula="of:=IF(ISBLANK([.B121]);0;IF(ISBLANK([.C121]);1;IF(ISBLANK([.D120]);2;3)))" office:value-type="float" office:value="0">
            <text:p>0</text:p>
          </table:table-cell>
          <table:table-cell office:value-type="string">
            <text:p>Array('9', 2)</text:p>
          </table:table-cell>
          <table:table-cell table:formula="of:=PARSE(&quot;pDecDigit&quot;; &quot;9asdf&quot;)">
            <text:p/>
          </table:table-cell>
          <table:table-cell table:style-name="ce155" table:formula="of:=IF([.F121]&lt;&gt;[.G121];0;1)" office:value-type="float" office:value="0">
            <text:p>FAIL</text:p>
          </table:table-cell>
          <table:table-cell/>
        </table:table-row>
        <table:table-row table:style-name="ro2">
          <table:table-cell table:formula="of:=MID(FORMULA([.G122]);2;LEN(FORMULA([.G122]))-1)" office:value-type="string" office:string-value="PARSE(&quot;pDecDigit&quot;; &quot;Aasdf&quot;)">
            <text:p>PARSE("pDecDigit"; "Aasdf")</text:p>
          </table:table-cell>
          <table:table-cell table:number-columns-repeated="3"/>
          <table:table-cell table:formula="of:=IF(ISBLANK([.B122]);0;IF(ISBLANK([.C122]);1;IF(ISBLANK([.D121]);2;3)))" office:value-type="float" office:value="0">
            <text:p>0</text:p>
          </table:table-cell>
          <table:table-cell office:value-type="string">
            <text:p>Empty</text:p>
          </table:table-cell>
          <table:table-cell table:formula="of:=PARSE(&quot;pDecDigit&quot;; &quot;Aasdf&quot;)">
            <text:p/>
          </table:table-cell>
          <table:table-cell table:style-name="ce155" table:formula="of:=IF([.F122]&lt;&gt;[.G122];0;1)" office:value-type="float" office:value="0">
            <text:p>FAIL</text:p>
          </table:table-cell>
          <table:table-cell/>
        </table:table-row>
        <table:table-row table:style-name="ro2">
          <table:table-cell table:formula="of:=MID(FORMULA([.G123]);2;LEN(FORMULA([.G123]))-1)" office:value-type="string" office:string-value="PARSE(&quot;pDecDigit&quot;; &quot;aasdf&quot;)">
            <text:p>PARSE("pDecDigit"; "aasdf")</text:p>
          </table:table-cell>
          <table:table-cell table:number-columns-repeated="2"/>
          <table:table-cell/>
          <table:table-cell table:formula="of:=IF(ISBLANK([.B123]);0;IF(ISBLANK([.C123]);1;IF(ISBLANK([.D122]);2;3)))" office:value-type="float" office:value="0">
            <text:p>0</text:p>
          </table:table-cell>
          <table:table-cell office:value-type="string">
            <text:p>Empty</text:p>
          </table:table-cell>
          <table:table-cell table:formula="of:=PARSE(&quot;pDecDigit&quot;; &quot;aasdf&quot;)">
            <text:p/>
          </table:table-cell>
          <table:table-cell table:style-name="ce155" table:formula="of:=IF([.F123]&lt;&gt;[.G123];0;1)" office:value-type="float" office:value="0">
            <text:p>FAIL</text:p>
          </table:table-cell>
          <table:table-cell/>
        </table:table-row>
        <table:table-row table:style-name="ro2" table:number-rows-repeated="1048452">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31.03.2017</text:date>, <text:time>19:44: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3-31T19:44:14.45</dc:date>
    <meta:editing-duration>P129DT15H13M52S</meta:editing-duration>
    <meta:editing-cycles>213</meta:editing-cycles>
    <meta:generator>OpenOffice/4.1.2$Win32 OpenOffice.org_project/412m3$Build-9782</meta:generator>
    <meta:document-statistic meta:table-count="10" meta:cell-count="8311" meta:object-count="0"/>
  </office:meta>
</office:document-meta>
</file>

<file path=Basic/Standard/M00_Common.xml><?xml version="1.0" encoding="utf-8"?>
<!DOCTYPE module  PUBLIC '-//OpenOffice.org//DTD OfficeDocument 1.0//EN'  'module.dtd'>
<script:module xmlns:script="http://openoffice.org/2000/script" script:name="M00_Common" script:language="StarBasic">REM  *****  BASIC  *****

Type TTest_NoTyname

End Type

Type TTest_Tyname
	tyname As String
End Type

Type TTestPass
	n As Integer
	x As String
End Type

Type TTestFail
	n As Integer
	expected As Variant
	actual As Variant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MsgBox(msg)
	MsgBox(provoke.AnError)
End Sub

Function fst(x As Variant, y As Variant)
	fst = x
End Function

Function snd(x As Variant, y As Variant)
	snd = y
End Function

Function concat(a As String, b As String) As String
	concat = a &amp; b
End Function

Function assertEqual(actual As Variant, expected As Variant)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End Function

Function toString(ByVal v As Variant) As String
	Dim result As String
	Dim tp As String
	tp = typeOf(v)
	Select Case tp
		Case "Array"
			result = "Array("
			Dim i As Integer
			For i = LBound(v) To UBound(v)
				If i &gt; LBound(v) Then
					result = result &amp; ", "
				End If
				result = result &amp; toString(v(i))
			Next i
			result = result &amp; ")"
		Case "String"
			Dim t As String
			t = v &amp; ""
			t = Join(Split(t, chr(13)), "\n")
			t = Join(Split(t, chr(9)), "\t")
			result = "'" &amp; t &amp; "'"
		Case "Empty"
			result = tp
		Case "Object"
			If IsNull(v) Then
				result = "Nothing"
			Else
				result = tp &amp; "(...)"
			End If
		Case Else
			If IsObject(v) Then
				Select Case Mid(tp, Len("Object") + 2)
					Case "TList"
						If isNil(v) Then ' DONT access fields in here!
							result = "[]"
						Else
							result = "[" &amp; toString(car(v))
							If length(v) &gt; 1 Then
								result = result &amp; ", " &amp; Join(toArray(map("toString", cdr(v))), ", ")
							End If
							result = result &amp; "]"
						End If
					Case Else
						result = tp &amp; "(...)"
				End Select
			Else
				result = v &amp; ""
			End If
	End Select
	toString = result
End Function

'= tests ============================================================

Function test_Common()
	test_typeOf()
	test_toString()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0), "0").x
	assertEqual(toString("0"), "'0'").x
	assertEqual(toString(""), "''").x

	assertEqual(toString(Nothing), "Nothing").x
	assertEqual(toString(Empty), "Empty").x

	assertEqual(toString(Array()), "Array()").x
	assertEqual(toString(Array(3, 2, "one")), "Array(3, 2, 'one')").x

	assertEqual(toString(Array(Array(1, 2, 3, 4), "five")), "Array(Array(1, 2, 3, 4), 'five')").x


	Dim t1 As New TTest_NoTyName
	assertEqual(toString(t1), "Object(...)").x

	Dim t2 As New TTest_TyName
	t2.tyname = "foobar"
	assertEqual(toString(t2), "Object/foobar(...)").x

End Function
</script:module>
</file>

<file path=Basic/Standard/M01_Array.xml><?xml version="1.0" encoding="utf-8"?>
<!DOCTYPE module  PUBLIC '-//OpenOffice.org//DTD OfficeDocument 1.0//EN'  'module.dtd'>
<script:module xmlns:script="http://openoffice.org/2000/script" script:name="M01_Array" script:language="StarBasic">REM  *****  BASIC  *****

Sub Main
	test_Array()
End Sub


Function getDim(a As Array)
	Dim result As Integer
	result = 0
	On Local Error Goto ErrorHandler
	While True
		result = result + 1
		LBound(a, result)
	Wend
	ErrorHandler:
		getDim = result - 1
End Function


'= tests ============================================================

Function test_Array()
	assertEqual(getDim(Array()), 1).x
	assertEqual(getDim(DimArray(1, 4)), 2).x
	assertEqual(getDim(DimArray(1, 5, 3)), 3).x
End Function
</script:module>
</file>

<file path=Basic/Standard/M02_List.xml><?xml version="1.0" encoding="utf-8"?>
<!DOCTYPE module  PUBLIC '-//OpenOffice.org//DTD OfficeDocument 1.0//EN'  'module.dtd'>
<script:module xmlns:script="http://openoffice.org/2000/script" script:name="M02_List" script:language="StarBasic">REM  *****  BASIC  *****


Type TList
	tyname As String
	head As Variant
	tail As TList
	len As Integer
End Type

Sub Main
	test_List()
End Sub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Function reverse(xs As TList)
	Dim result As TList
	If xs.len &lt;= 1 Then
		result = xs
	Else
		result = foldl("snoc", nil, xs)
	End If
	reverse = result
End Function


'= tests ============================================================

Function test_List()
	test_List_fn()
	test_List_typeOfAndToString()
	test_List_reverse()
End Function

Function test_List_fn()
	assertEqual(arityF("snoc"), 2).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3_Fn.xml><?xml version="1.0" encoding="utf-8"?>
<!DOCTYPE module  PUBLIC '-//OpenOffice.org//DTD OfficeDocument 1.0//EN'  'module.dtd'>
<script:module xmlns:script="http://openoffice.org/2000/script" script:name="M03_Fn" script:language="StarBasic">REM  *****  BASIC  *****

Sub Main
	test_Fn()
End Sub

Function arityF(fName As String) As Integer
	Dim result As Integer
	Select Case fName
		Case "arityF"	
			result = 1
		Case "existsF"
			result = 1
		Case "applyF"
			result = 2
		Case "fst"
			result = 2
		Case "snd"
			result = 2
		Case "concat"
			result = 2
		Case "toString"
			result = 1
		Case "snoc"
			result = 2
		Case "pWs"
			result = 0
		Case "pBinDigit"
			result = 0
		Case "pDecDigit"
			result = 0
		Case "readHex"
			result = 1
		Case Else
			'croak("arityF: unknown function " &amp; toString(fName))
			result = -1
	End Select
	arityF = result
End Function

Function existsF(fName As String) As Boolean
	existsF = (arityF(fName) &gt;= 0)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If Not(IsArray(arguments)) Then
			croak("applyF: expecting fn args in Array - got instead " &amp; toString(arguments))
		End If
		args = arguments
	End If
	arity = arityF(fName)
	k = LBound(args)
	n = UBound(args) - k + 1
	If Not(n = arity) Then
		croak("applyF " &amp; toString(fName) &amp; ": has arity " &amp; arity &amp; ", got " &amp; n &amp; chr(13) &amp; toString(args)
	End If
	Select Case fName
		Case "arityF"
			result = arityF(args(k))
		Case "existsF"
			result = existsF(args(k))
		Case "applyF"
			result = applyF(args(k), args(k + 1))
		Case "fst"
			result = fst(args(k), args(k + 1))
		Case "snd"
			result = snd(args(k), args(k + 1))
		Case "concat"
			result = concat(args(k), args(k + 1))
		Case "toString"
			result = toString(args(k))
		Case "snoc"
			result = snoc(args(k), args(k + 1))
		Case "pWs"
			result = pWs
		Case "pBinDigit"
			result = pBinDigit
		Case "pDecDigit"
			result = pDecDigit
		Case "readHex"
			result = readHex(args(k))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4_Parser.xml><?xml version="1.0" encoding="utf-8"?>
<!DOCTYPE module  PUBLIC '-//OpenOffice.org//DTD OfficeDocument 1.0//EN'  'module.dtd'>
<script:module xmlns:script="http://openoffice.org/2000/script" script:name="M04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readHex(arg As Variant)
	Dim result As Integer, d As Integer, x As Integer, digits As String
	If IsArray(arg) Then
		digits = Join(arg, "")
	Else
		digits = arg
	End If
	result = 0
	For i = 1 To Len(digits)
		d = Asc(Mid(digits, i, 1))
		If d &lt;= Asc("9") Then
			x = d - Asc("0")
		ElseIf d &lt;= Asc("F") Then
			x = d - Asc("A") + 10
		Else
			x = d - Asc("a") + 10
		End If
		result = (result * 16) + x
	Next
	readHex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1_Array"/>
  <library:element library:name="M00_Common"/>
  <library:element library:name="M02_List"/>
  <library:element library:name="M04_Parser"/>
  <library:element library:name="M03_F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